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10">
      <style:graphic-properties draw:fill="solid" draw:fill-color="#729fcf" draw:opacity="100%" draw:stroke="solid" svg:stroke-width="0.02778in" svg:stroke-color="#3465a4" svg:stroke-opacity="100%" style:protect=""/>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3">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9">
      <style:graphic-properties draw:fill="solid" draw:fill-color="#729fcf" draw:opacity="100%" draw:stroke="solid" svg:stroke-width="0.02778in" svg:stroke-color="#3465a4" svg:stroke-opacity="100%" style:protect=""/>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7">
      <style:graphic-properties draw:fill="solid" draw:fill-color="#729fcf" draw:opacity="100%" draw:stroke="solid" svg:stroke-width="0.02778in" svg:stroke-color="#3465a4" svg:stroke-opacity="100%" style:protect=""/>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24">
      <style:paragraph-properties fo:line-height="100%" fo:text-align="center"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7">
      <style:paragraph-properties fo:line-height="100%" style:tab-stop-distance="1in" fo:margin-left="0.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1">
      <style:graphic-properties draw:fill="solid" draw:fill-color="#729fcf" draw:opacity="100%" draw:stroke="solid" svg:stroke-width="0.02778in" svg:stroke-color="#3465a4" svg:stroke-opacity="100%" style:protect=""/>
    </style:style>
    <style:style style:family="presentation" style:name="a757">
      <style:graphic-properties draw:fill="solid" draw:fill-color="#729fcf" draw:opacity="100%" draw:stroke="solid" svg:stroke-width="0.02778in" svg:stroke-color="#3465a4" svg:stroke-opacity="100%" style:protect=""/>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2">
      <style:graphic-properties draw:fill="solid" draw:fill-color="#729fcf" draw:opacity="100%" draw:stroke="solid" svg:stroke-width="0.02778in" svg:stroke-color="#3465a4" svg:stroke-opacity="100%" style:protect=""/>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solid" draw:fill-color="#729fcf" draw:opacity="100%" draw:stroke="solid" svg:stroke-width="0.02778in" svg:stroke-color="#3465a4" svg:stroke-opacity="100%" style:protect=""/>
    </style:style>
    <style:style style:family="presentation" style:name="a1283">
      <style:graphic-properties draw:fill="solid" draw:fill-color="#729fcf" draw:opacity="100%" draw:stroke="solid" svg:stroke-width="0.02778in" svg:stroke-color="#3465a4" svg:stroke-opacity="100%" style:protect=""/>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draw:fill="solid" draw:fill-color="#729fcf" draw:opacity="100%" draw:stroke="solid" svg:stroke-width="0.02778in" svg:stroke-color="#3465a4" svg:stroke-opacity="100%" style:protect=""/>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1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6">
      <style:graphic-properties draw:fill="solid" draw:fill-color="#729fcf" draw:opacity="100%" draw:stroke="solid" svg:stroke-width="0.02778in" svg:stroke-color="#3465a4" svg:stroke-opacity="100%" style:protect=""/>
    </style:style>
    <style:style style:family="presentation" style:name="a1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parent-style-name="Graphics">
      <style:graphic-properties draw:fill="none" fo:clip="rect(0in, 0in, 0in, 0in)" draw:stroke="none" draw:luminance="0%" draw:contrast="0%" draw:image-opacity="100%"/>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3">
      <style:graphic-properties draw:fill="solid" draw:fill-color="#729fcf" draw:opacity="100%" draw:stroke="solid" svg:stroke-width="0.02778in" svg:stroke-color="#3465a4" svg:stroke-opacity="100%" style:protect=""/>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2">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1">
      <style:graphic-properties draw:fill="solid" draw:fill-color="#729fcf" draw:opacity="100%" draw:stroke="solid" svg:stroke-width="0.02778in" svg:stroke-color="#3465a4" svg:stroke-opacity="100%" style:protec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5">
      <style:graphic-properties draw:fill="solid" draw:fill-color="#729fcf" draw:opacity="100%" draw:stroke="solid" svg:stroke-width="0.02778in" svg:stroke-color="#3465a4" svg:stroke-opacity="100%" style:protect=""/>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draw:fill="solid" draw:fill-color="#729fcf" draw:opacity="100%" draw:stroke="solid" svg:stroke-width="0.02778in" svg:stroke-color="#3465a4" svg:stroke-opacity="100%" style:protect=""/>
    </style:style>
    <style:style style:family="presentation" style:name="a6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1">
      <style:graphic-properties draw:fill="solid" draw:fill-color="#729fcf" draw:opacity="100%" draw:stroke="solid" svg:stroke-width="0.02778in" svg:stroke-color="#3465a4" svg:stroke-opacity="100%" style:protect=""/>
    </style:style>
    <style:style style:family="paragraph" style:name="a6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5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7" style:parent-style-name="Graphics">
      <style:graphic-properties draw:fill="none" fo:clip="rect(0in, 0in, 0in, 0in)" draw:stroke="none" draw:luminance="0%" draw:contrast="0%" draw:image-opacity="100%"/>
    </style:style>
    <style:style style:family="paragraph" style:name="a8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12" style:parent-style-name="Graphics">
      <style:graphic-properties draw:fill="none" fo:clip="rect(0.06419in, 2.11925in, 0in, 1.9165in)" draw:stroke="none" draw:luminance="0%" draw:contrast="0%" draw:image-opacity="100%"/>
    </style:style>
    <style:style style:family="paragraph" style:name="a61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6">
      <style:graphic-properties draw:fill="solid" draw:fill-color="#729fcf" draw:opacity="100%" draw:stroke="solid" svg:stroke-width="0.02778in" svg:stroke-color="#3465a4" svg:stroke-opacity="100%" style:protect=""/>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2">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4">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1">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7">
      <style:paragraph-properties fo:line-height="80%" style:tab-stop-distance="1in" fo:margin-left="0.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solid" draw:fill-color="#729fcf" draw:opacity="100%" draw:stroke="solid" svg:stroke-width="0.02778in" svg:stroke-color="#3465a4" svg:stroke-opacity="100%" style:protect=""/>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4">
      <style:graphic-properties draw:fill="solid" draw:fill-color="#729fcf" draw:opacity="100%" draw:stroke="solid" svg:stroke-width="0.02778in" svg:stroke-color="#3465a4" svg:stroke-opacity="100%" style:protect=""/>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5">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draw:fill="solid" draw:fill-color="#729fcf" draw:opacity="100%" draw:stroke="solid" svg:stroke-width="0.02778in" svg:stroke-color="#3465a4" svg:stroke-opacity="100%" style:protect=""/>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6">
      <style:paragraph-properties fo:line-height="80%" style:tab-stop-distance="1in" fo:margin-left="0.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style:tab-stop-distance="1in" fo:margin-left="0.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3">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1">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6">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1">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solid" draw:fill-color="#729fcf" draw:opacity="100%" draw:stroke="solid" svg:stroke-width="0.02778in" svg:stroke-color="#3465a4" svg:stroke-opacity="100%" style:protect=""/>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8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7">
      <style:graphic-properties draw:fill="solid" draw:fill-color="#729fcf" draw:opacity="100%" draw:stroke="solid" svg:stroke-width="0.02778in" svg:stroke-color="#3465a4" svg:stroke-opacity="100%" style:protect=""/>
    </style:style>
    <style:style style:family="drawing-page" style:name="a9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6" style:parent-style-name="Graphics">
      <style:graphic-properties draw:fill="none" fo:clip="rect(0in, 0in, 0in, 0in)" draw:stroke="none" draw:luminance="0%" draw:contrast="0%" draw:image-opacity="100%"/>
    </style:style>
    <style:style style:family="paragraph" style:name="a1202">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5">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9">
      <style:graphic-properties draw:fill="solid" draw:fill-color="#729fcf" draw:opacity="100%" draw:stroke="solid" svg:stroke-width="0.02778in" svg:stroke-color="#3465a4" svg:stroke-opacity="100%" style:protect=""/>
    </style:style>
    <style:style style:family="paragraph" style:name="a1209">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style:tab-stop-distance="1in" fo:margin-left="0.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style:tab-stop-distance="1in" fo:margin-left="0.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6">
      <style:graphic-properties draw:fill="solid" draw:fill-color="#729fcf" draw:opacity="100%" draw:stroke="solid" svg:stroke-width="0.02778in" svg:stroke-color="#3465a4" svg:stroke-opacity="100%" style:protect=""/>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7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7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0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2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2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1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14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119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8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5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9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7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1in" text:min-label-width="0.25in"/>
        <style:text-properties fo:font-family="StarSymbol" fo:font-size="45%"/>
      </text:list-level-style-bullet>
      <text:list-level-style-bullet text:level="3" text:bullet-char="●">
        <style:list-level-properties text:space-before="1.5in" text:min-label-width="0.25in"/>
        <style:text-properties fo:font-family="StarSymbol" fo:font-size="45%"/>
      </text:list-level-style-bullet>
      <text:list-level-style-bullet text:level="4" text:bullet-char="●">
        <style:list-level-properties text:space-before="2in" text:min-label-width="0.25in"/>
        <style:text-properties fo:font-family="StarSymbol" fo:font-size="45%"/>
      </text:list-level-style-bullet>
      <text:list-level-style-bullet text:level="5" text:bullet-char="●">
        <style:list-level-properties text:space-before="2.5in" text:min-label-width="0.25in"/>
        <style:text-properties fo:font-family="StarSymbol" fo:font-size="45%"/>
      </text:list-level-style-bullet>
      <text:list-level-style-bullet text:level="6" text:bullet-char="●">
        <style:list-level-properties text:space-before="3in" text:min-label-width="0.25in"/>
        <style:text-properties fo:font-family="StarSymbol" fo:font-size="45%"/>
      </text:list-level-style-bullet>
      <text:list-level-style-bullet text:level="7" text:bullet-char="●">
        <style:list-level-properties text:space-before="3.5in" text:min-label-width="0.25in"/>
        <style:text-properties fo:font-family="StarSymbol" fo:font-size="45%"/>
      </text:list-level-style-bullet>
      <text:list-level-style-bullet text:level="8" text:bullet-char="●">
        <style:list-level-properties text:space-before="4in" text:min-label-width="0.25in"/>
        <style:text-properties fo:font-family="StarSymbol" fo:font-size="45%"/>
      </text:list-level-style-bullet>
      <text:list-level-style-bullet text:level="9" text:bullet-char="●">
        <style:list-level-properties text:space-before="4.5in" text:min-label-width="0.25in"/>
        <style:text-properties fo:font-family="StarSymbol" fo:font-size="4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68" draw:name="Title 1" svg:x="0.55118in" svg:y="0.24724in" svg:width="9.92087in" svg:height="1.03504in" presentation:class="title" presentation:placeholder="false">
          <draw:text-box>
            <text:p text:style-name="a567" text:class-names="" text:cond-style-name=""><text:span text:style-name="a566" text:class-names="">URI, URL ve URN</text:span></text:p>
          </draw:text-box>
          <svg:title/>
          <svg:desc/>
        </draw:frame>
        <draw:frame draw:id="id74" draw:style-name="a569" svg:x="2.17992in" svg:y="1.16299in" svg:width="6.70787in" svg:height="3.89528in" style:rel-width="scale" style:rel-height="scale">
          <draw:image xlink:href="media/image1.png" xlink:type="simple" xlink:show="embed" xlink:actuate="onLoad"/>
          <svg:title/>
          <svg:desc/>
        </draw:frame>
        <presentation:notes draw:style-name="a575">
          <draw:frame draw:id="id75" draw:style-name="a572" draw:name="Slide Number Placeholder 6" svg:x="4.67953in" svg:y="11.10827in" svg:width="3.5878in" svg:height="0.58425in">
            <draw:text-box>
              <text:p text:style-name="a571" text:class-names="" text:cond-style-name=""><text:span text:style-name="a570" text:class-names=""><text:page-number style:num-format="1" text:fixed="false"/></text:span></text:p>
            </draw:text-box>
            <svg:title/>
            <svg:desc/>
          </draw:frame>
          <draw:page-thumbnail draw:page-number="1" svg:x="0.23785in" svg:y="0.88889in" svg:width="7.79167in" svg:height="4.38368in" presentation:class="page" draw:id="id76" presentation:style-name="a573" draw:name="Slide Image Placeholder 1">
            <svg:title/>
            <svg:desc/>
          </draw:page-thumbnail>
          <draw:frame draw:id="id77" presentation:style-name="a574" draw:name="Notes Placeholder 2" svg:x="0.82677in" svg:y="5.55394in" svg:width="6.61378in" svg:height="5.26142in" presentation:class="notes" presentation:placeholder="true">
            <draw:text-box/>
            <svg:title/>
            <svg:desc/>
          </draw:frame>
        </presentation:notes>
      </draw:page>
      <draw:page draw:name="page2" draw:style-name="a576" draw:master-page-name="Master1-Layout7-blank-Blank" presentation:presentation-page-layout-name="Master1-PPL7" draw:id="Slide-257">
        <draw:frame draw:id="id78" presentation:style-name="a579" draw:name="Title 1" svg:x="0.55118in" svg:y="0.24724in" svg:width="9.92087in" svg:height="1.03504in" presentation:class="title" presentation:placeholder="false">
          <draw:text-box>
            <text:p text:style-name="a578" text:class-names="" text:cond-style-name=""><text:span text:style-name="a577" text:class-names="">URI Nedir?</text:span></text:p>
          </draw:text-box>
          <svg:title/>
          <svg:desc/>
        </draw:frame>
        <draw:frame draw:id="id79" presentation:style-name="a597" draw:name="Text Placeholder 2" svg:x="0.55118in" svg:y="1.45079in" svg:width="9.92087in" svg:height="3.59606in" presentation:class="outline" presentation:placeholder="false">
          <draw:text-box>
            <text:list text:style-name="a590">
              <text:list-item>
                <text:p text:style-name="a589" text:class-names="" text:cond-style-name=""><text:span text:style-name="a580" text:class-names="">URI (</text:span><text:span text:style-name="a581" text:class-names="">Uniform</text:span><text:span text:style-name="a582" text:class-names=""><text:s text:c="1"/>Resource<text:s text:c="1"/></text:span><text:span text:style-name="a583" text:class-names="">Identifier</text:span><text:span text:style-name="a584" text:class-names="">), bir adı veya bir kaynağı tanımlamak için kullanılan bir karakter dizisidir. Bir kaynağı konuma, ada veya her ikisine göre tanımlar. Eğer bir URI bir kaynağı konuma tanımlarsa aynı zamanda bir URL, ada göre tanımlarsa aynı zamanda bir<text:s text:c="1"/></text:span><text:span text:style-name="a585" text:class-names="">URN’dir</text:span><text:span text:style-name="a586" text:class-names="">. URN ve URL,<text:s text:c="1"/></text:span><text:span text:style-name="a587" text:class-names="">URI’nın</text:span><text:span text:style-name="a588" text:class-names=""><text:s text:c="1"/>alt kümeleridir.</text:span></text:p>
              </text:list-item>
            </text:list>
            <text:list text:style-name="a593">
              <text:list-item>
                <text:p text:style-name="a592" text:class-names="" text:cond-style-name=""><text:span text:style-name="a591" text:class-names="">Örnek;</text:span></text:p>
              </text:list-item>
            </text:list>
            <text:list text:style-name="a596">
              <text:list-item>
                <text:p text:style-name="a595" text:class-names="" text:cond-style-name=""><text:span text:style-name="a594" text:class-names="">https://www.ietf.org/rfc/rfc2396.txt</text:span></text:p>
              </text:list-item>
            </text:list>
          </draw:text-box>
          <svg:title/>
          <svg:desc/>
        </draw:frame>
        <presentation:notes draw:style-name="a603">
          <draw:frame draw:id="id80" draw:style-name="a600" draw:name="Slide Number Placeholder 6" svg:x="4.67953in" svg:y="11.10827in" svg:width="3.5878in" svg:height="0.58425in">
            <draw:text-box>
              <text:p text:style-name="a599" text:class-names="" text:cond-style-name=""><text:span text:style-name="a598" text:class-names=""><text:page-number style:num-format="1" text:fixed="false"/></text:span></text:p>
            </draw:text-box>
            <svg:title/>
            <svg:desc/>
          </draw:frame>
          <draw:page-thumbnail draw:page-number="2" svg:x="0.23785in" svg:y="0.88889in" svg:width="7.79167in" svg:height="4.38368in" presentation:class="page" draw:id="id81" presentation:style-name="a601" draw:name="Slide Image Placeholder 1">
            <svg:title/>
            <svg:desc/>
          </draw:page-thumbnail>
          <draw:frame draw:id="id82" presentation:style-name="a602" draw:name="Notes Placeholder 2" svg:x="0.82677in" svg:y="5.55394in" svg:width="6.61378in" svg:height="5.26142in" presentation:class="notes" presentation:placeholder="true">
            <draw:text-box/>
            <svg:title/>
            <svg:desc/>
          </draw:frame>
        </presentation:notes>
      </draw:page>
      <draw:page draw:name="page3" draw:style-name="a604" draw:master-page-name="Master1-Layout7-blank-Blank" presentation:presentation-page-layout-name="Master1-PPL7" draw:id="Slide-258">
        <draw:frame draw:id="id83" presentation:style-name="a607" draw:name="Title 1" svg:x="0.55118in" svg:y="0.24724in" svg:width="9.92087in" svg:height="1.03504in" presentation:class="title" presentation:placeholder="false">
          <draw:text-box>
            <text:p text:style-name="a606" text:class-names="" text:cond-style-name=""><text:span text:style-name="a605" text:class-names="">URL Nedir?</text:span></text:p>
          </draw:text-box>
          <svg:title/>
          <svg:desc/>
        </draw:frame>
        <draw:frame draw:id="id84" presentation:style-name="a640" draw:name="Text Placeholder 2" svg:x="0.55118in" svg:y="1.45079in" svg:width="9.92087in" svg:height="3.59606in" presentation:class="outline" presentation:placeholder="false">
          <draw:text-box>
            <text:list text:style-name="a618">
              <text:list-item>
                <text:p text:style-name="a617" text:class-names="" text:cond-style-name=""><text:span text:style-name="a608" text:class-names="">URL (</text:span><text:span text:style-name="a609" text:class-names="">Uniform</text:span><text:span text:style-name="a610" text:class-names=""><text:s text:c="1"/>Resource<text:s text:c="1"/></text:span><text:span text:style-name="a611" text:class-names="">Locator</text:span><text:span text:style-name="a612" text:class-names="">), bir kaynağı tanımlayan ve aynı zamanda bu kaynağa ulaşmamız için gereken bilgiyi içeren bir<text:s text:c="1"/></text:span><text:span text:style-name="a613" text:class-names="">URI’dir</text:span><text:span text:style-name="a614" text:class-names="">. Her URL bir<text:s text:c="1"/></text:span><text:span text:style-name="a615" text:class-names="">URI’dir</text:span><text:span text:style-name="a616" text:class-names=""><text:s text:c="1"/>ancak her URI, URL değildir.</text:span></text:p>
              </text:list-item>
            </text:list>
            <text:list text:style-name="a621">
              <text:list-item>
                <text:p text:style-name="a620" text:class-names="" text:cond-style-name=""><text:span text:style-name="a619" text:class-names="">Örnekler;</text:span></text:p>
              </text:list-item>
            </text:list>
            <text:list text:style-name="a624">
              <text:list-item>
                <text:p text:style-name="a623" text:class-names="" text:cond-style-name=""><text:span text:style-name="a622" text:class-names="">ftp://ftp.is.co.za/rfc/rfc1808.txt</text:span></text:p>
              </text:list-item>
            </text:list>
            <text:list text:style-name="a627">
              <text:list-item>
                <text:p text:style-name="a626" text:class-names="" text:cond-style-name=""><text:span text:style-name="a625" text:class-names="">http://www.ietf.org/rfc/rfc2396.txt</text:span></text:p>
              </text:list-item>
            </text:list>
            <text:list text:style-name="a630">
              <text:list-item>
                <text:p text:style-name="a629" text:class-names="" text:cond-style-name=""><text:span text:style-name="a628" text:class-names="">ldap://[2001:db8::7]/c=GB?objectClass?one</text:span></text:p>
              </text:list-item>
            </text:list>
            <text:list text:style-name="a633">
              <text:list-item>
                <text:p text:style-name="a632" text:class-names="" text:cond-style-name=""><text:span text:style-name="a631" text:class-names="">mailto:John.Doe@example.com</text:span></text:p>
              </text:list-item>
            </text:list>
            <text:list text:style-name="a636">
              <text:list-item>
                <text:p text:style-name="a635" text:class-names="" text:cond-style-name=""><text:span text:style-name="a634" text:class-names="">telnet://192.0.2.16:80/</text:span></text:p>
              </text:list-item>
            </text:list>
            <text:list text:style-name="a639">
              <text:list-item>
                <text:p text:style-name="a638" text:class-names="" text:cond-style-name=""><text:span text:style-name="a637" text:class-names=""/></text:p>
              </text:list-item>
            </text:list>
          </draw:text-box>
          <svg:title/>
          <svg:desc/>
        </draw:frame>
        <presentation:notes draw:style-name="a646">
          <draw:frame draw:id="id85" draw:style-name="a643" draw:name="Slide Number Placeholder 6" svg:x="4.67953in" svg:y="11.10827in" svg:width="3.5878in" svg:height="0.58425in">
            <draw:text-box>
              <text:p text:style-name="a642" text:class-names="" text:cond-style-name=""><text:span text:style-name="a641" text:class-names=""><text:page-number style:num-format="1" text:fixed="false"/></text:span></text:p>
            </draw:text-box>
            <svg:title/>
            <svg:desc/>
          </draw:frame>
          <draw:page-thumbnail draw:page-number="3" svg:x="0.23785in" svg:y="0.88889in" svg:width="7.79167in" svg:height="4.38368in" presentation:class="page" draw:id="id86" presentation:style-name="a644" draw:name="Slide Image Placeholder 1">
            <svg:title/>
            <svg:desc/>
          </draw:page-thumbnail>
          <draw:frame draw:id="id87" presentation:style-name="a645" draw:name="Notes Placeholder 2" svg:x="0.82677in" svg:y="5.55394in" svg:width="6.61378in" svg:height="5.26142in" presentation:class="notes" presentation:placeholder="true">
            <draw:text-box/>
            <svg:title/>
            <svg:desc/>
          </draw:frame>
        </presentation:notes>
      </draw:page>
      <draw:page draw:name="page4" draw:style-name="a647" draw:master-page-name="Master1-Layout7-blank-Blank" presentation:presentation-page-layout-name="Master1-PPL7" draw:id="Slide-259">
        <draw:frame draw:id="id88" presentation:style-name="a661" draw:name="Text Placeholder 1" svg:x="0.55118in" svg:y="1.45079in" svg:width="9.92087in" svg:height="3.59606in" presentation:class="outline" presentation:placeholder="false">
          <draw:text-box>
            <text:list text:style-name="a650">
              <text:list-item>
                <text:p text:style-name="a649" text:class-names="" text:cond-style-name=""><text:span text:style-name="a648" text:class-names="">URI ile URL arasında kıyas yapmak gerekirse;</text:span></text:p>
              </text:list-item>
            </text:list>
            <text:list text:style-name="a655">
              <text:list-item>
                <text:p text:style-name="a654" text:class-names="" text:cond-style-name=""><text:span text:style-name="a651" text:class-names="">URL, bir kaynağı tanımlayan ve ayrıca kaynağa erişmenin yolunu açıklayarak kaynağı bulma aracı sağlayan bir<text:s text:c="1"/></text:span><text:span text:style-name="a652" text:class-names="">URI’dir</text:span><text:span text:style-name="a653" text:class-names="">.</text:span></text:p>
              </text:list-item>
            </text:list>
            <text:list text:style-name="a660">
              <text:list-item>
                <text:p text:style-name="a659" text:class-names="" text:cond-style-name=""><text:span text:style-name="a656" text:class-names="">Bir URL bir<text:s text:c="1"/></text:span><text:span text:style-name="a657" text:class-names="">URI’dir</text:span><text:span text:style-name="a658" text:class-names=""><text:s text:c="1"/>ama bir URI mutlaka bir URL değildir.</text:span></text:p>
              </text:list-item>
            </text:list>
          </draw:text-box>
          <svg:title/>
          <svg:desc/>
        </draw:frame>
        <presentation:notes draw:style-name="a667">
          <draw:frame draw:id="id89" draw:style-name="a664" draw:name="Slide Number Placeholder 6" svg:x="4.67953in" svg:y="11.10827in" svg:width="3.5878in" svg:height="0.58425in">
            <draw:text-box>
              <text:p text:style-name="a663" text:class-names="" text:cond-style-name=""><text:span text:style-name="a662" text:class-names=""><text:page-number style:num-format="1" text:fixed="false"/></text:span></text:p>
            </draw:text-box>
            <svg:title/>
            <svg:desc/>
          </draw:frame>
          <draw:page-thumbnail draw:page-number="4" svg:x="0.23785in" svg:y="0.88889in" svg:width="7.79167in" svg:height="4.38368in" presentation:class="page" draw:id="id90" presentation:style-name="a665" draw:name="Slide Image Placeholder 1">
            <svg:title/>
            <svg:desc/>
          </draw:page-thumbnail>
          <draw:frame draw:id="id91" presentation:style-name="a666" draw:name="Notes Placeholder 2" svg:x="0.82677in" svg:y="5.55394in" svg:width="6.61378in" svg:height="5.26142in" presentation:class="notes" presentation:placeholder="true">
            <draw:text-box/>
            <svg:title/>
            <svg:desc/>
          </draw:frame>
        </presentation:notes>
      </draw:page>
      <draw:page draw:name="page5" draw:style-name="a668" draw:master-page-name="Master1-Layout7-blank-Blank" presentation:presentation-page-layout-name="Master1-PPL7" draw:id="Slide-260">
        <draw:frame draw:id="id92" presentation:style-name="a671" draw:name="Title 1" svg:x="0.55118in" svg:y="0.24724in" svg:width="9.92087in" svg:height="1.03504in" presentation:class="title" presentation:placeholder="false">
          <draw:text-box>
            <text:p text:style-name="a670" text:class-names="" text:cond-style-name=""><text:span text:style-name="a669" text:class-names="">URN Nedir?</text:span></text:p>
          </draw:text-box>
          <svg:title/>
          <svg:desc/>
        </draw:frame>
        <draw:frame draw:id="id93" presentation:style-name="a695" draw:name="Text Placeholder 2" svg:x="0.55118in" svg:y="1.45079in" svg:width="9.92087in" svg:height="3.59606in" presentation:class="outline" presentation:placeholder="false">
          <draw:text-box>
            <text:list text:style-name="a682">
              <text:list-item>
                <text:p text:style-name="a681" text:class-names="" text:cond-style-name=""><text:span text:style-name="a672" text:class-names="">URN (</text:span><text:span text:style-name="a673" text:class-names="">Uniform</text:span><text:span text:style-name="a674" text:class-names=""><text:s text:c="1"/>Resource Name), bir kaynağı benzersiz bir adla tanımlar ancak bunun nerede bulunduğunu belirtmez. URL’den farklı olarak,<text:s text:c="1"/></text:span><text:span text:style-name="a675" text:class-names="">URN’ler</text:span><text:span text:style-name="a676" text:class-names=""><text:s text:c="1"/>kaynağın konumunu belirtmez. Bir URN genelde ‘</text:span><text:span text:style-name="a677" text:class-names="">urn</text:span><text:span text:style-name="a678" text:class-names="">:’<text:s text:c="1"/></text:span><text:span text:style-name="a679" text:class-names="">prefix’i</text:span><text:span text:style-name="a680" text:class-names=""><text:s text:c="1"/>ile başlar.</text:span></text:p>
              </text:list-item>
            </text:list>
            <text:list text:style-name="a685">
              <text:list-item>
                <text:p text:style-name="a684" text:class-names="" text:cond-style-name=""><text:span text:style-name="a683" text:class-names="">Örnekler;</text:span></text:p>
              </text:list-item>
            </text:list>
            <text:list text:style-name="a688">
              <text:list-item>
                <text:p text:style-name="a687" text:class-names="" text:cond-style-name=""><text:span text:style-name="a686" text:class-names="">urn:oasis:names:specification:docbook:dtd:xml:4.1.2</text:span></text:p>
              </text:list-item>
            </text:list>
            <text:list text:style-name="a691">
              <text:list-item>
                <text:p text:style-name="a690" text:class-names="" text:cond-style-name=""><text:span text:style-name="a689" text:class-names="">tel:+1-816-555-1212</text:span></text:p>
              </text:list-item>
            </text:list>
            <text:list text:style-name="a694">
              <text:list-item>
                <text:p text:style-name="a693" text:class-names="" text:cond-style-name=""><text:span text:style-name="a692" text:class-names=""/></text:p>
              </text:list-item>
            </text:list>
          </draw:text-box>
          <svg:title/>
          <svg:desc/>
        </draw:frame>
        <presentation:notes draw:style-name="a701">
          <draw:frame draw:id="id94" draw:style-name="a698" draw:name="Slide Number Placeholder 6" svg:x="4.67953in" svg:y="11.10827in" svg:width="3.5878in" svg:height="0.58425in">
            <draw:text-box>
              <text:p text:style-name="a697" text:class-names="" text:cond-style-name=""><text:span text:style-name="a696" text:class-names=""><text:page-number style:num-format="1" text:fixed="false"/></text:span></text:p>
            </draw:text-box>
            <svg:title/>
            <svg:desc/>
          </draw:frame>
          <draw:page-thumbnail draw:page-number="5" svg:x="0.23785in" svg:y="0.88889in" svg:width="7.79167in" svg:height="4.38368in" presentation:class="page" draw:id="id95" presentation:style-name="a699" draw:name="Slide Image Placeholder 1">
            <svg:title/>
            <svg:desc/>
          </draw:page-thumbnail>
          <draw:frame draw:id="id96" presentation:style-name="a700" draw:name="Notes Placeholder 2" svg:x="0.82677in" svg:y="5.55394in" svg:width="6.61378in" svg:height="5.26142in" presentation:class="notes" presentation:placeholder="true">
            <draw:text-box/>
            <svg:title/>
            <svg:desc/>
          </draw:frame>
        </presentation:notes>
      </draw:page>
      <draw:page draw:name="page6" draw:style-name="a702" draw:master-page-name="Master1-Layout7-blank-Blank" presentation:presentation-page-layout-name="Master1-PPL7" draw:id="Slide-261">
        <draw:frame draw:id="id97" presentation:style-name="a705" draw:name="Title 1" svg:x="0.55118in" svg:y="0.24724in" svg:width="9.92087in" svg:height="1.03504in" presentation:class="title" presentation:placeholder="false">
          <draw:text-box>
            <text:p text:style-name="a704" text:class-names="" text:cond-style-name=""><text:span text:style-name="a703" text:class-names="">HyperText Transfer Protocol</text:span></text:p>
          </draw:text-box>
          <svg:title/>
          <svg:desc/>
        </draw:frame>
        <draw:frame draw:id="id98" draw:style-name="a706" svg:x="1.92992in" svg:y="1.75669in" svg:width="7.20787in" svg:height="2.70787in" style:rel-width="scale" style:rel-height="scale">
          <draw:image xlink:href="media/image2.png" xlink:type="simple" xlink:show="embed" xlink:actuate="onLoad"/>
          <svg:title/>
          <svg:desc/>
        </draw:frame>
        <presentation:notes draw:style-name="a712">
          <draw:frame draw:id="id99" draw:style-name="a709" draw:name="Slide Number Placeholder 6" svg:x="4.67953in" svg:y="11.10827in" svg:width="3.5878in" svg:height="0.58425in">
            <draw:text-box>
              <text:p text:style-name="a708" text:class-names="" text:cond-style-name=""><text:span text:style-name="a707" text:class-names=""><text:page-number style:num-format="1" text:fixed="false"/></text:span></text:p>
            </draw:text-box>
            <svg:title/>
            <svg:desc/>
          </draw:frame>
          <draw:page-thumbnail draw:page-number="6" svg:x="0.23785in" svg:y="0.88889in" svg:width="7.79167in" svg:height="4.38368in" presentation:class="page" draw:id="id100" presentation:style-name="a710" draw:name="Slide Image Placeholder 1">
            <svg:title/>
            <svg:desc/>
          </draw:page-thumbnail>
          <draw:frame draw:id="id101" presentation:style-name="a711" draw:name="Notes Placeholder 2" svg:x="0.82677in" svg:y="5.55394in" svg:width="6.61378in" svg:height="5.26142in" presentation:class="notes" presentation:placeholder="true">
            <draw:text-box/>
            <svg:title/>
            <svg:desc/>
          </draw:frame>
        </presentation:notes>
      </draw:page>
      <draw:page draw:name="page7" draw:style-name="a713" draw:master-page-name="Master1-Layout7-blank-Blank" presentation:presentation-page-layout-name="Master1-PPL7" draw:id="Slide-262">
        <draw:frame draw:id="id102" presentation:style-name="a720" draw:name="Text Placeholder 1" svg:x="0.55118in" svg:y="1.45079in" svg:width="9.92087in" svg:height="3.59606in" presentation:class="outline" presentation:placeholder="false">
          <draw:text-box>
            <text:list text:style-name="a716">
              <text:list-item>
                <text:p text:style-name="a715" text:class-names="" text:cond-style-name=""><text:span text:style-name="a714"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719">
              <text:list-item>
                <text:p text:style-name="a718" text:class-names="" text:cond-style-name=""><text:span text:style-name="a717"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723" draw:name="Title 2" svg:x="0.55157in" svg:y="0.24764in" svg:width="9.92087in" svg:height="1.03504in" presentation:class="title" presentation:placeholder="false">
          <draw:text-box>
            <text:p text:style-name="a722" text:class-names="" text:cond-style-name=""><text:span text:style-name="a721" text:class-names="">HyperText Transfer Protocol</text:span></text:p>
          </draw:text-box>
          <svg:title/>
          <svg:desc/>
        </draw:frame>
        <presentation:notes draw:style-name="a729">
          <draw:frame draw:id="id104" draw:style-name="a726" draw:name="Slide Number Placeholder 6" svg:x="4.67953in" svg:y="11.10827in" svg:width="3.5878in" svg:height="0.58425in">
            <draw:text-box>
              <text:p text:style-name="a725" text:class-names="" text:cond-style-name=""><text:span text:style-name="a724" text:class-names=""><text:page-number style:num-format="1" text:fixed="false"/></text:span></text:p>
            </draw:text-box>
            <svg:title/>
            <svg:desc/>
          </draw:frame>
          <draw:page-thumbnail draw:page-number="7" svg:x="0.23785in" svg:y="0.88889in" svg:width="7.79167in" svg:height="4.38368in" presentation:class="page" draw:id="id105" presentation:style-name="a727" draw:name="Slide Image Placeholder 1">
            <svg:title/>
            <svg:desc/>
          </draw:page-thumbnail>
          <draw:frame draw:id="id106" presentation:style-name="a728" draw:name="Notes Placeholder 2" svg:x="0.82677in" svg:y="5.55394in" svg:width="6.61378in" svg:height="5.26142in" presentation:class="notes" presentation:placeholder="true">
            <draw:text-box/>
            <svg:title/>
            <svg:desc/>
          </draw:frame>
        </presentation:notes>
      </draw:page>
      <draw:page draw:name="page8" draw:style-name="a730" draw:master-page-name="Master1-Layout7-blank-Blank" presentation:presentation-page-layout-name="Master1-PPL7" draw:id="Slide-263">
        <draw:frame draw:id="id107" presentation:style-name="a750" draw:name="Text Placeholder 1" svg:x="0.55118in" svg:y="1.45079in" svg:width="9.92087in" svg:height="3.59606in" presentation:class="outline" presentation:placeholder="false">
          <draw:text-box>
            <text:list text:style-name="a733">
              <text:list-item>
                <text:p text:style-name="a732" text:class-names="" text:cond-style-name=""><text:span text:style-name="a731" text:class-names="">HTTP istekleri;</text:span></text:p>
              </text:list-item>
            </text:list>
            <text:list text:style-name="a737">
              <text:list-item>
                <text:p text:style-name="a736" text:class-names="" text:cond-style-name=""><text:span text:style-name="a734" text:class-names=""><text:s text:c="1"/></text:span><text:span text:style-name="a735" text:class-names="">GET/POST/PUT/DELETE: İstemcinin sunucudan istekleri</text:span></text:p>
              </text:list-item>
            </text:list>
            <text:list text:style-name="a741">
              <text:list-item>
                <text:p text:style-name="a740" text:class-names="" text:cond-style-name=""><text:span text:style-name="a738" text:class-names=""><text:s text:c="1"/></text:span><text:span text:style-name="a739" text:class-names="">Host: İstekte bulunulan dosyaların barındırıldığı uzak bilgisayarın web adresi</text:span></text:p>
              </text:list-item>
            </text:list>
            <text:list text:style-name="a745">
              <text:list-item>
                <text:p text:style-name="a744" text:class-names="" text:cond-style-name=""><text:span text:style-name="a742" text:class-names=""><text:s text:c="1"/></text:span><text:span text:style-name="a743" text:class-names="">User-agent: Kullanıcının tarayıcı ve bilgisayar bilgileri (Örnek; Mozilla/5.0)</text:span></text:p>
              </text:list-item>
            </text:list>
            <text:list text:style-name="a749">
              <text:list-item>
                <text:p text:style-name="a748" text:class-names="" text:cond-style-name=""><text:span text:style-name="a746" text:class-names=""><text:s text:c="1"/></text:span><text:span text:style-name="a747" text:class-names="">Accept: Kabul edilecek format (Örnek; HTML, JSON)</text:span></text:p>
              </text:list-item>
            </text:list>
          </draw:text-box>
          <svg:title/>
          <svg:desc/>
        </draw:frame>
        <draw:frame draw:id="id108" presentation:style-name="a753" draw:name="Title 2" svg:x="0.55157in" svg:y="0.24764in" svg:width="9.92087in" svg:height="1.03504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0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8" svg:x="0.23785in" svg:y="0.88889in" svg:width="7.79167in" svg:height="4.38368in" presentation:class="page" draw:id="id110" presentation:style-name="a757" draw:name="Slide Image Placeholder 1">
            <svg:title/>
            <svg:desc/>
          </draw:page-thumbnail>
          <draw:frame draw:id="id111" presentation:style-name="a758" draw:name="Notes Placeholder 2" svg:x="0.82677in" svg:y="5.55394in" svg:width="6.61378in" svg:height="5.26142in" presentation:class="notes" presentation:placeholder="true">
            <draw:text-box/>
            <svg:title/>
            <svg:desc/>
          </draw:frame>
        </presentation:notes>
      </draw:page>
      <draw:page draw:name="page9" draw:style-name="a760" draw:master-page-name="Master1-Layout7-blank-Blank" presentation:presentation-page-layout-name="Master1-PPL7" draw:id="Slide-264">
        <draw:frame draw:id="id112" presentation:style-name="a781" draw:name="Text Placeholder 1" svg:x="0.55118in" svg:y="1.45079in" svg:width="9.92087in" svg:height="3.59606in" presentation:class="outline" presentation:placeholder="false">
          <draw:text-box>
            <text:list text:style-name="a763">
              <text:list-item>
                <text:p text:style-name="a762" text:class-names="" text:cond-style-name=""><text:span text:style-name="a761" text:class-names="">HTTP istek metotları;</text:span></text:p>
              </text:list-item>
            </text:list>
            <text:list text:style-name="a767">
              <text:list-item>
                <text:p text:style-name="a766" text:class-names="" text:cond-style-name=""><text:span text:style-name="a764" text:class-names=""><text:s text:c="1"/></text:span><text:span text:style-name="a765" text:class-names="">GET: Sunucudan veri almak için kullanılır ve özellikle kullanıcı şifresi gibi hassas içeriklerin barındırıldığı isteklerde kullanılması tavsiye edilmez.</text:span></text:p>
              </text:list-item>
            </text:list>
            <text:list text:style-name="a772">
              <text:list-item>
                <text:p text:style-name="a771" text:class-names="" text:cond-style-name=""><text:span text:style-name="a768" text:class-names="">POST:<text:s text:c="1"/></text:span><text:span text:style-name="a769" text:class-names="">Host’a</text:span><text:span text:style-name="a770" text:class-names=""><text:s text:c="1"/>bir veri kümesi veya sadece bir veri göndermek için kullanılır.</text:span></text:p>
              </text:list-item>
            </text:list>
            <text:list text:style-name="a777">
              <text:list-item>
                <text:p text:style-name="a776" text:class-names="" text:cond-style-name=""><text:span text:style-name="a773" text:class-names="">PUT: Sunucu tarafında zaten mevcut olan bir kaynağın içeriğini değiştirmek için kullanılır. Programlarımızda<text:s text:c="1"/></text:span><text:span text:style-name="a774" text:class-names="">veritabanında</text:span><text:span text:style-name="a775" text:class-names=""><text:s text:c="1"/>kayıtlı bulunan bir verinin tamamını ya da bir kısmını değiştirmek için bu metodu kullanırız.</text:span></text:p>
              </text:list-item>
            </text:list>
            <text:list text:style-name="a780">
              <text:list-item>
                <text:p text:style-name="a779" text:class-names="" text:cond-style-name=""><text:span text:style-name="a778" text:class-names="">DELETE: Kayıtlı olan bir kaynağın tamamen silinmesi için kullanılır.</text:span></text:p>
              </text:list-item>
            </text:list>
          </draw:text-box>
          <svg:title/>
          <svg:desc/>
        </draw:frame>
        <draw:frame draw:id="id113" presentation:style-name="a784" draw:name="Title 2" svg:x="0.55157in" svg:y="0.24764in" svg:width="9.92087in" svg:height="1.03504in" presentation:class="title" presentation:placeholder="false">
          <draw:text-box>
            <text:p text:style-name="a783" text:class-names="" text:cond-style-name=""><text:span text:style-name="a782" text:class-names="">HyperText Transfer Protocol</text:span></text:p>
          </draw:text-box>
          <svg:title/>
          <svg:desc/>
        </draw:frame>
        <presentation:notes draw:style-name="a790">
          <draw:frame draw:id="id114" draw:style-name="a787" draw:name="Slide Number Placeholder 6" svg:x="4.67953in" svg:y="11.10827in" svg:width="3.5878in" svg:height="0.58425in">
            <draw:text-box>
              <text:p text:style-name="a786" text:class-names="" text:cond-style-name=""><text:span text:style-name="a785" text:class-names=""><text:page-number style:num-format="1" text:fixed="false"/></text:span></text:p>
            </draw:text-box>
            <svg:title/>
            <svg:desc/>
          </draw:frame>
          <draw:page-thumbnail draw:page-number="9" svg:x="0.23785in" svg:y="0.88889in" svg:width="7.79167in" svg:height="4.38368in" presentation:class="page" draw:id="id115" presentation:style-name="a788" draw:name="Slide Image Placeholder 1">
            <svg:title/>
            <svg:desc/>
          </draw:page-thumbnail>
          <draw:frame draw:id="id116" presentation:style-name="a789" draw:name="Notes Placeholder 2" svg:x="0.82677in" svg:y="5.55394in" svg:width="6.61378in" svg:height="5.26142in" presentation:class="notes" presentation:placeholder="true">
            <draw:text-box/>
            <svg:title/>
            <svg:desc/>
          </draw:frame>
        </presentation:notes>
      </draw:page>
      <draw:page draw:name="page10" draw:style-name="a791" draw:master-page-name="Master1-Layout7-blank-Blank" presentation:presentation-page-layout-name="Master1-PPL7" draw:id="Slide-265">
        <draw:frame draw:id="id117" presentation:style-name="a807" draw:name="Text Placeholder 1" svg:x="0.55118in" svg:y="1.45079in" svg:width="9.92087in" svg:height="3.59606in" presentation:class="outline" presentation:placeholder="false">
          <draw:text-box>
            <text:list text:style-name="a794">
              <text:list-item>
                <text:p text:style-name="a793" text:class-names="" text:cond-style-name=""><text:span text:style-name="a792" text:class-names="">HTTP cevapları;</text:span></text:p>
              </text:list-item>
            </text:list>
            <text:list text:style-name="a797">
              <text:list-item>
                <text:p text:style-name="a796" text:class-names="" text:cond-style-name=""><text:span text:style-name="a795" text:class-names="">HTTP Durum Kodu: Protokol versiyonu, durum kodu ve ona karşılık gelen mesaj</text:span></text:p>
              </text:list-item>
            </text:list>
            <text:list text:style-name="a800">
              <text:list-item>
                <text:p text:style-name="a799" text:class-names="" text:cond-style-name=""><text:span text:style-name="a798" text:class-names="">Date: Gelen istek sonucunda sonucunun istenilen nesneleri kendi dosya sisteminden çekip istemciye sunduğu anın tarihidir</text:span></text:p>
              </text:list-item>
            </text:list>
            <text:list text:style-name="a803">
              <text:list-item>
                <text:p text:style-name="a802" text:class-names="" text:cond-style-name=""><text:span text:style-name="a801" text:class-names="">Server:Sunucu ile ilgili bilgidir. İstek mesajında “User-agent” bilgisine benzer</text:span></text:p>
              </text:list-item>
            </text:list>
            <text:list text:style-name="a806">
              <text:list-item>
                <text:p text:style-name="a805" text:class-names="" text:cond-style-name=""><text:span text:style-name="a804" text:class-names="">Content-Type: Sunulan nesnelerin türüdür</text:span></text:p>
              </text:list-item>
            </text:list>
          </draw:text-box>
          <svg:title/>
          <svg:desc/>
        </draw:frame>
        <draw:frame draw:id="id118" presentation:style-name="a810" draw:name="Title 2" svg:x="0.55157in" svg:y="0.24764in" svg:width="9.92087in" svg:height="1.03504in" presentation:class="title" presentation:placeholder="false">
          <draw:text-box>
            <text:p text:style-name="a809" text:class-names="" text:cond-style-name=""><text:span text:style-name="a808" text:class-names="">HyperText Transfer Protocol</text:span></text:p>
          </draw:text-box>
          <svg:title/>
          <svg:desc/>
        </draw:frame>
        <presentation:notes draw:style-name="a816">
          <draw:frame draw:id="id119"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10" svg:x="0.23785in" svg:y="0.88889in" svg:width="7.79167in" svg:height="4.38368in" presentation:class="page" draw:id="id120" presentation:style-name="a814" draw:name="Slide Image Placeholder 1">
            <svg:title/>
            <svg:desc/>
          </draw:page-thumbnail>
          <draw:frame draw:id="id121" presentation:style-name="a815" draw:name="Notes Placeholder 2" svg:x="0.82677in" svg:y="5.55394in" svg:width="6.61378in" svg:height="5.26142in" presentation:class="notes" presentation:placeholder="true">
            <draw:text-box/>
            <svg:title/>
            <svg:desc/>
          </draw:frame>
        </presentation:notes>
      </draw:page>
      <draw:page draw:name="page11" draw:style-name="a817" draw:master-page-name="Master1-Layout7-blank-Blank" presentation:presentation-page-layout-name="Master1-PPL7" draw:id="Slide-266">
        <draw:frame draw:id="id122" presentation:style-name="a858" draw:name="Text Placeholder 1" svg:x="0.55118in" svg:y="1.45079in" svg:width="9.92087in" svg:height="4.25787in" presentation:class="outline" presentation:placeholder="false">
          <draw:text-box>
            <text:list text:style-name="a822">
              <text:list-item>
                <text:p text:style-name="a821" text:class-names="" text:cond-style-name=""><text:span text:style-name="a818" text:class-names="">HTTP durum kodları</text:span><text:span text:style-name="a819" text:class-names="">;</text:span><text:span text:style-name="a820" text:class-names=""/></text:p>
              </text:list-item>
            </text:list>
            <text:list text:style-name="a825">
              <text:list-item>
                <text:p text:style-name="a824" text:class-names="" text:cond-style-name=""><text:span text:style-name="a823" text:class-names="">HTTP durum kodları genel kategorilere ayrılır ve bu kategorilere göre ilk sayılar değişir;</text:span></text:p>
              </text:list-item>
            </text:list>
            <text:list text:style-name="a828">
              <text:list-item>
                <text:p text:style-name="a827" text:class-names="" text:cond-style-name=""><text:span text:style-name="a826" text:class-names="">1xx: Bilgi mesajları</text:span></text:p>
              </text:list-item>
            </text:list>
            <text:list text:style-name="a831">
              <text:list-item>
                <text:p text:style-name="a830" text:class-names="" text:cond-style-name=""><text:span text:style-name="a829" text:class-names="">2xx: Başarılı</text:span></text:p>
              </text:list-item>
            </text:list>
            <text:list text:style-name="a834">
              <text:list-item>
                <text:p text:style-name="a833" text:class-names="" text:cond-style-name=""><text:span text:style-name="a832" text:class-names="">3xx: Yeniden yönlendirme</text:span></text:p>
              </text:list-item>
            </text:list>
            <text:list text:style-name="a837">
              <text:list-item>
                <text:p text:style-name="a836" text:class-names="" text:cond-style-name=""><text:span text:style-name="a835" text:class-names="">4xx: İstemci hatası</text:span></text:p>
              </text:list-item>
            </text:list>
            <text:list text:style-name="a842">
              <text:list-item>
                <text:p text:style-name="a841" text:class-names="" text:cond-style-name=""><text:span text:style-name="a838" text:class-names="">5xx: Sunucu<text:s text:c="1"/></text:span><text:span text:style-name="a839" text:class-names="">hatası</text:span><text:span text:style-name="a840" text:class-names=""/></text:p>
              </text:list-item>
            </text:list>
            <text:list text:style-name="a845">
              <text:list-item>
                <text:p text:style-name="a844" text:class-names="" text:cond-style-name=""><text:span text:style-name="a843" text:class-names="">Bazı durum kodları:</text:span></text:p>
              </text:list-item>
            </text:list>
            <text:list text:style-name="a848">
              <text:list-item>
                <text:p text:style-name="a847" text:class-names="" text:cond-style-name=""><text:span text:style-name="a846" text:class-names="">200 OK: İstek başarılı</text:span></text:p>
              </text:list-item>
            </text:list>
            <text:list text:style-name="a851">
              <text:list-item>
                <text:p text:style-name="a850" text:class-names="" text:cond-style-name=""><text:span text:style-name="a849" text:class-names="">401 Unauthorized: Yetkisiz erişim</text:span></text:p>
              </text:list-item>
            </text:list>
            <text:list text:style-name="a854">
              <text:list-item>
                <text:p text:style-name="a853" text:class-names="" text:cond-style-name=""><text:span text:style-name="a852" text:class-names="">404 Not Found: Dosya bulunamadı</text:span></text:p>
              </text:list-item>
            </text:list>
            <text:list text:style-name="a857">
              <text:list-item>
                <text:p text:style-name="a856" text:class-names="" text:cond-style-name=""><text:span text:style-name="a855" text:class-names="">500 Internal Server Error: Sunucu içerisinde hata</text:span></text:p>
              </text:list-item>
            </text:list>
          </draw:text-box>
          <svg:title/>
          <svg:desc/>
        </draw:frame>
        <draw:frame draw:id="id123" presentation:style-name="a861" draw:name="Title 2" svg:x="0.55157in" svg:y="0.24764in" svg:width="9.92087in" svg:height="1.03504in" presentation:class="title" presentation:placeholder="false">
          <draw:text-box>
            <text:p text:style-name="a860" text:class-names="" text:cond-style-name=""><text:span text:style-name="a859" text:class-names="">HyperText Transfer Protocol</text:span></text:p>
          </draw:text-box>
          <svg:title/>
          <svg:desc/>
        </draw:frame>
        <presentation:notes draw:style-name="a867">
          <draw:frame draw:id="id124" draw:style-name="a864" draw:name="Slide Number Placeholder 6" svg:x="4.67953in" svg:y="11.10827in" svg:width="3.5878in" svg:height="0.58425in">
            <draw:text-box>
              <text:p text:style-name="a863" text:class-names="" text:cond-style-name=""><text:span text:style-name="a862" text:class-names=""><text:page-number style:num-format="1" text:fixed="false"/></text:span></text:p>
            </draw:text-box>
            <svg:title/>
            <svg:desc/>
          </draw:frame>
          <draw:page-thumbnail draw:page-number="11" svg:x="0.23785in" svg:y="0.88889in" svg:width="7.79167in" svg:height="4.38368in" presentation:class="page" draw:id="id125" presentation:style-name="a865" draw:name="Slide Image Placeholder 1">
            <svg:title/>
            <svg:desc/>
          </draw:page-thumbnail>
          <draw:frame draw:id="id126" presentation:style-name="a866" draw:name="Notes Placeholder 2" svg:x="0.82677in" svg:y="5.55394in" svg:width="6.61378in" svg:height="5.26142in" presentation:class="notes" presentation:placeholder="true">
            <draw:text-box/>
            <svg:title/>
            <svg:desc/>
          </draw:frame>
        </presentation:notes>
      </draw:page>
      <draw:page draw:name="page12" draw:style-name="a868" draw:master-page-name="Master1-Layout7-blank-Blank" presentation:presentation-page-layout-name="Master1-PPL7" draw:id="Slide-267">
        <draw:frame draw:id="id127" presentation:style-name="a871" draw:name="Title 1" svg:x="0.55118in" svg:y="0.24724in" svg:width="9.92087in" svg:height="1.03504in" presentation:class="title" presentation:placeholder="false">
          <draw:text-box>
            <text:p text:style-name="a870" text:class-names="" text:cond-style-name=""><text:span text:style-name="a869" text:class-names="">Node.JS</text:span></text:p>
          </draw:text-box>
          <svg:title/>
          <svg:desc/>
        </draw:frame>
        <draw:frame draw:id="id128" presentation:style-name="a906" draw:name="Text Placeholder 2" svg:x="0.55118in" svg:y="1.45079in" svg:width="9.92087in" svg:height="3.59606in" presentation:class="outline" presentation:placeholder="false">
          <draw:text-box>
            <text:list text:style-name="a883">
              <text:list-item>
                <text:p text:style-name="a882" text:class-names="" text:cond-style-name=""><text:span text:style-name="a872" text:class-names="">Node</text:span><text:span text:style-name="a873" text:class-names=""><text:s text:c="1"/></text:span><text:span text:style-name="a874" text:class-names="">js</text:span><text:span text:style-name="a875" text:class-names="">, V8 isimli bir<text:s text:c="1"/></text:span><text:span text:style-name="a876" text:class-names="">javascript</text:span><text:span text:style-name="a877" text:class-names=""><text:s text:c="1"/>motoru üzerinden çalışır. V8, Google tarafından geliştirilen,<text:s text:c="1"/></text:span><text:span text:style-name="a878" text:class-names="">Chrome</text:span><text:span text:style-name="a879" text:class-names=""><text:s text:c="1"/>web browserlarının da üzerinde çalıştığı C, C++ ve<text:s text:c="1"/></text:span><text:span text:style-name="a880" text:class-names="">javascript</text:span><text:span text:style-name="a881" text:class-names=""><text:s text:c="1"/>dilleri ile kodlanan açık kaynak kodlu bir motordur.</text:span></text:p>
              </text:list-item>
            </text:list>
            <text:list text:style-name="a888">
              <text:list-item>
                <text:p text:style-name="a887" text:class-names="" text:cond-style-name=""><text:span text:style-name="a884" text:class-names="">Node.js; bir<text:s text:c="1"/></text:span><text:span text:style-name="a885" text:class-names="">javascript</text:span><text:span text:style-name="a886" text:class-names=""><text:s text:c="1"/>kodunun sadece tarayıcılarda değil aynı zamanda bilgisayarınızda bağımsız şekilde çalışacak bir uygulama şeklinde kullanmak istenmesinden ortaya çıkmıştır.</text:span></text:p>
              </text:list-item>
            </text:list>
            <text:list text:style-name="a892">
              <text:list-item>
                <text:p text:style-name="a891" text:class-names="" text:cond-style-name=""><text:span text:style-name="a889" text:class-names="">Node.js’in</text:span><text:span text:style-name="a890" text:class-names=""><text:s text:c="1"/>kullanılmasında öne çıkan bazı nedenleri;</text:span></text:p>
              </text:list-item>
            </text:list>
            <text:list text:style-name="a898">
              <text:list-item>
                <text:p text:style-name="a897" text:class-names="" text:cond-style-name=""><text:span text:style-name="a893" text:class-names="">Non-Blocking</text:span><text:span text:style-name="a894" text:class-names=""><text:s text:c="1"/>Teknolojisi: bir uygulama üzerinde bir işlem yaparken işlemlerin birbirini beklemediği,<text:s text:c="1"/></text:span><text:span text:style-name="a895" text:class-names="">asekron</text:span><text:span text:style-name="a896" text:class-names=""><text:s text:c="1"/>olarak gerçekleştiği anlamına gelir. Bu da zaman ve kaynak kullanımı konusunda avantaj sağlar.</text:span></text:p>
              </text:list-item>
            </text:list>
            <text:list text:style-name="a905">
              <text:list-item>
                <text:p text:style-name="a904" text:class-names="" text:cond-style-name=""><text:span text:style-name="a899" text:class-names="">NPM (</text:span><text:span text:style-name="a900" text:class-names="">Node</text:span><text:span text:style-name="a901" text:class-names=""><text:s text:c="1"/></text:span><text:span text:style-name="a902" text:class-names="">Package</text:span><text:span text:style-name="a903" text:class-names=""><text:s text:c="1"/>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912">
          <draw:frame draw:id="id129" draw:style-name="a909" draw:name="Slide Number Placeholder 6" svg:x="4.67953in" svg:y="11.10827in" svg:width="3.5878in" svg:height="0.58425in">
            <draw:text-box>
              <text:p text:style-name="a908" text:class-names="" text:cond-style-name=""><text:span text:style-name="a907" text:class-names=""><text:page-number style:num-format="1" text:fixed="false"/></text:span></text:p>
            </draw:text-box>
            <svg:title/>
            <svg:desc/>
          </draw:frame>
          <draw:page-thumbnail draw:page-number="12" svg:x="0.23785in" svg:y="0.88889in" svg:width="7.79167in" svg:height="4.38368in" presentation:class="page" draw:id="id130" presentation:style-name="a910" draw:name="Slide Image Placeholder 1">
            <svg:title/>
            <svg:desc/>
          </draw:page-thumbnail>
          <draw:frame draw:id="id131" presentation:style-name="a911" draw:name="Notes Placeholder 2" svg:x="0.82677in" svg:y="5.55394in" svg:width="6.61378in" svg:height="5.26142in" presentation:class="notes" presentation:placeholder="true">
            <draw:text-box/>
            <svg:title/>
            <svg:desc/>
          </draw:frame>
        </presentation:notes>
      </draw:page>
      <draw:page draw:name="page13" draw:style-name="a913" draw:master-page-name="Master1-Layout7-blank-Blank" presentation:presentation-page-layout-name="Master1-PPL7" draw:id="Slide-268">
        <draw:frame draw:id="id132" presentation:style-name="a916" draw:name="Title 1" svg:x="0.55118in" svg:y="0.24724in" svg:width="9.92087in" svg:height="1.03504in" presentation:class="title" presentation:placeholder="false">
          <draw:text-box>
            <text:p text:style-name="a915" text:class-names="" text:cond-style-name=""><text:span text:style-name="a914" text:class-names="">Node Package Manager</text:span></text:p>
          </draw:text-box>
          <svg:title/>
          <svg:desc/>
        </draw:frame>
        <draw:frame draw:id="id133" presentation:style-name="a953" draw:name="Text Placeholder 2" svg:x="0.55118in" svg:y="1.45079in" svg:width="9.92087in" svg:height="3.59606in" presentation:class="outline" presentation:placeholder="false">
          <draw:text-box>
            <text:list text:style-name="a932">
              <text:list-item>
                <text:p text:style-name="a931" text:class-names="" text:cond-style-name=""><text:span text:style-name="a917" text:class-names="">Node</text:span><text:span text:style-name="a918" text:class-names=""><text:s text:c="1"/></text:span><text:span text:style-name="a919" text:class-names="">Package</text:span><text:span text:style-name="a920" text:class-names=""><text:s text:c="1"/>Manager ya da<text:s text:c="1"/></text:span><text:span text:style-name="a921" text:class-names="">Node</text:span><text:span text:style-name="a922" text:class-names=""><text:s text:c="1"/></text:span><text:span text:style-name="a923" text:class-names="">Packaged</text:span><text:span text:style-name="a924" text:class-names=""><text:s text:c="1"/></text:span><text:span text:style-name="a925" text:class-names="">Modules</text:span><text:span text:style-name="a926" text:class-names="">, Isaac Z.<text:s text:c="1"/></text:span><text:span text:style-name="a927" text:class-names="">Schlueter</text:span><text:span text:style-name="a928" text:class-names=""><text:s text:c="1"/>tarafından tamamen<text:s text:c="1"/></text:span><text:span text:style-name="a929" text:class-names="">javascript</text:span><text:span text:style-name="a930" text:class-names=""><text:s text:c="1"/>dili kullanılarak geliştirilmiştir.</text:span></text:p>
              </text:list-item>
            </text:list>
            <text:list text:style-name="a938">
              <text:list-item>
                <text:p text:style-name="a937" text:class-names="" text:cond-style-name=""><text:span text:style-name="a933" text:class-names="">Npm</text:span><text:span text:style-name="a934" text:class-names=""><text:s text:c="1"/>temel olarak komut satırı üzerinden çalışan, üçüncü parti yazılımları yüklemeyi sağlayan bir uygulamadır.<text:s text:c="1"/></text:span><text:span text:style-name="a935" text:class-names="">Npm</text:span><text:span text:style-name="a936" text:class-names=""><text:s text:c="1"/>ile temel olarak yapabileceğimiz şeyler ise;</text:span></text:p>
              </text:list-item>
            </text:list>
            <text:list text:style-name="a941">
              <text:list-item>
                <text:p text:style-name="a940" text:class-names="" text:cond-style-name=""><text:span text:style-name="a939" text:class-names="">Otomatik ya da manuel olarak paketleri yükleme</text:span></text:p>
              </text:list-item>
            </text:list>
            <text:list text:style-name="a944">
              <text:list-item>
                <text:p text:style-name="a943" text:class-names="" text:cond-style-name=""><text:span text:style-name="a942" text:class-names="">Sistemdeki paketleri silmek</text:span></text:p>
              </text:list-item>
            </text:list>
            <text:list text:style-name="a947">
              <text:list-item>
                <text:p text:style-name="a946" text:class-names="" text:cond-style-name=""><text:span text:style-name="a945" text:class-names="">Sistemdeki paketleri listeleme</text:span></text:p>
              </text:list-item>
            </text:list>
            <text:list text:style-name="a952">
              <text:list-item>
                <text:p text:style-name="a951" text:class-names="" text:cond-style-name=""><text:span text:style-name="a948" text:class-names="">Sistemdeki paketleri<text:s text:c="1"/></text:span><text:span text:style-name="a949" text:class-names="">update</text:span><text:span text:style-name="a950" text:class-names=""><text:s text:c="1"/>etmek</text:span></text:p>
              </text:list-item>
            </text:list>
          </draw:text-box>
          <svg:title/>
          <svg:desc/>
        </draw:frame>
        <presentation:notes draw:style-name="a959">
          <draw:frame draw:id="id134" draw:style-name="a956" draw:name="Slide Number Placeholder 6" svg:x="4.67953in" svg:y="11.10827in" svg:width="3.5878in" svg:height="0.58425in">
            <draw:text-box>
              <text:p text:style-name="a955" text:class-names="" text:cond-style-name=""><text:span text:style-name="a954" text:class-names=""><text:page-number style:num-format="1" text:fixed="false"/></text:span></text:p>
            </draw:text-box>
            <svg:title/>
            <svg:desc/>
          </draw:frame>
          <draw:page-thumbnail draw:page-number="13" svg:x="0.23785in" svg:y="0.88889in" svg:width="7.79167in" svg:height="4.38368in" presentation:class="page" draw:id="id135" presentation:style-name="a957" draw:name="Slide Image Placeholder 1">
            <svg:title/>
            <svg:desc/>
          </draw:page-thumbnail>
          <draw:frame draw:id="id136" presentation:style-name="a958" draw:name="Notes Placeholder 2" svg:x="0.82677in" svg:y="5.55394in" svg:width="6.61378in" svg:height="5.26142in" presentation:class="notes" presentation:placeholder="true">
            <draw:text-box/>
            <svg:title/>
            <svg:desc/>
          </draw:frame>
        </presentation:notes>
      </draw:page>
      <draw:page draw:name="page14" draw:style-name="a960" draw:master-page-name="Master1-Layout7-blank-Blank" presentation:presentation-page-layout-name="Master1-PPL7" draw:id="Slide-269">
        <draw:frame draw:id="id137" presentation:style-name="a963" draw:name="Title 1" svg:x="0.55118in" svg:y="0.24724in" svg:width="9.92087in" svg:height="1.03504in" presentation:class="title" presentation:placeholder="false">
          <draw:text-box>
            <text:p text:style-name="a962" text:class-names="" text:cond-style-name=""><text:span text:style-name="a961" text:class-names="">Java 8 ve Java 11</text:span></text:p>
          </draw:text-box>
          <svg:title/>
          <svg:desc/>
        </draw:frame>
        <draw:frame draw:id="id138" presentation:style-name="a972" draw:name="Text Placeholder 2" svg:x="0.55118in" svg:y="1.45079in" svg:width="9.92087in" svg:height="3.59606in" presentation:class="outline" presentation:placeholder="false">
          <draw:text-box>
            <text:list text:style-name="a966">
              <text:list-item>
                <text:p text:style-name="a965" text:class-names="" text:cond-style-name=""><text:span text:style-name="a964"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971">
              <text:list-item>
                <text:p text:style-name="a970" text:class-names="" text:cond-style-name=""><text:span text:style-name="a967" text:class-names="">Hiçbir kuruluş uzun süreli desteklenmeyen bir Java sürümüne dayanan bir sistemi üretime geçirmediğinden dolayı diğer Java sürümlerine kıyasla Java 8 ile Java 11’in popülerliğini sağlamıştır.<text:s text:c="1"/></text:span><text:span text:style-name="a968" text:class-names="">Oracle</text:span><text:span text:style-name="a969" text:class-names=""><text:s text:c="1"/>Java 8’e 2014’ten 2019’a kadar ücretsiz destek vermiştir. 2019’dan sonra ise Aralık 2030’a kadar ücretli destek vermektedir.</text:span></text:p>
              </text:list-item>
            </text:list>
          </draw:text-box>
          <svg:title/>
          <svg:desc/>
        </draw:frame>
        <presentation:notes draw:style-name="a978">
          <draw:frame draw:id="id139" draw:style-name="a975" draw:name="Slide Number Placeholder 6" svg:x="4.67953in" svg:y="11.10827in" svg:width="3.5878in" svg:height="0.58425in">
            <draw:text-box>
              <text:p text:style-name="a974" text:class-names="" text:cond-style-name=""><text:span text:style-name="a973" text:class-names=""><text:page-number style:num-format="1" text:fixed="false"/></text:span></text:p>
            </draw:text-box>
            <svg:title/>
            <svg:desc/>
          </draw:frame>
          <draw:page-thumbnail draw:page-number="14" svg:x="0.23785in" svg:y="0.88889in" svg:width="7.79167in" svg:height="4.38368in" presentation:class="page" draw:id="id140" presentation:style-name="a976" draw:name="Slide Image Placeholder 1">
            <svg:title/>
            <svg:desc/>
          </draw:page-thumbnail>
          <draw:frame draw:id="id141" presentation:style-name="a977" draw:name="Notes Placeholder 2" svg:x="0.82677in" svg:y="5.55394in" svg:width="6.61378in" svg:height="5.26142in" presentation:class="notes" presentation:placeholder="true">
            <draw:text-box/>
            <svg:title/>
            <svg:desc/>
          </draw:frame>
        </presentation:notes>
      </draw:page>
      <draw:page draw:name="page15" draw:style-name="a979" draw:master-page-name="Master1-Layout7-blank-Blank" presentation:presentation-page-layout-name="Master1-PPL7" draw:id="Slide-270">
        <draw:frame draw:id="id142" presentation:style-name="a982" draw:name="Title 1" svg:x="0.55118in" svg:y="0.24724in" svg:width="9.92087in" svg:height="1.03504in" presentation:class="title" presentation:placeholder="false">
          <draw:text-box>
            <text:p text:style-name="a981" text:class-names="" text:cond-style-name=""><text:span text:style-name="a980" text:class-names="">XHTML ile HTML5 arasındaki farklar</text:span></text:p>
          </draw:text-box>
          <svg:title/>
          <svg:desc/>
        </draw:frame>
        <draw:frame draw:id="id143" presentation:style-name="a1008" draw:name="Text Placeholder 2" svg:x="0.55118in" svg:y="1.45079in" svg:width="9.92087in" svg:height="3.59606in" presentation:class="outline" presentation:placeholder="false">
          <draw:text-box>
            <text:list text:style-name="a985">
              <text:list-item>
                <text:p text:style-name="a984" text:class-names="" text:cond-style-name=""><text:span text:style-name="a983" text:class-names="">XHTML büyük / küçük harfe duyarlı olmasına rağmen, HTML5 değildir.</text:span></text:p>
              </text:list-item>
            </text:list>
            <text:list text:style-name="a988">
              <text:list-item>
                <text:p text:style-name="a987" text:class-names="" text:cond-style-name=""><text:span text:style-name="a986" text:class-names="">XHTML tüm öğelerin bitiş etiketini içermesini gerektirir.</text:span></text:p>
              </text:list-item>
            </text:list>
            <text:list text:style-name="a991">
              <text:list-item>
                <text:p text:style-name="a990" text:class-names="" text:cond-style-name=""><text:span text:style-name="a989" text:class-names="">XHTML hiçbir öğenin üst üste gelmesine izin vermez.</text:span></text:p>
              </text:list-item>
            </text:list>
            <text:list text:style-name="a998">
              <text:list-item>
                <text:p text:style-name="a997" text:class-names="" text:cond-style-name=""><text:span text:style-name="a992" text:class-names="">HTML5’in XHTML ve<text:s text:c="1"/></text:span><text:span text:style-name="a993" text:class-names="">HTML’den</text:span><text:span text:style-name="a994" text:class-names=""><text:s text:c="1"/>çok daha basit bir<text:s text:c="1"/></text:span><text:span text:style-name="a995" text:class-names="">doctype</text:span><text:span text:style-name="a996" text:class-names=""><text:s text:c="1"/>yapısı vardır.</text:span></text:p>
              </text:list-item>
            </text:list>
            <text:list text:style-name="a1001">
              <text:list-item>
                <text:p text:style-name="a1000" text:class-names="" text:cond-style-name=""><text:span text:style-name="a999" text:class-names="">HTML5 tüm tarayıcılarla uyumluyken, XHTML daha katıdır.</text:span></text:p>
              </text:list-item>
            </text:list>
            <text:list text:style-name="a1004">
              <text:list-item>
                <text:p text:style-name="a1003" text:class-names="" text:cond-style-name=""><text:span text:style-name="a1002" text:class-names="">HTML5 tablet ve telefon gibi küçük ekranlara uygunken, XHTML bilgisayar ekranları için uygundur.</text:span></text:p>
              </text:list-item>
            </text:list>
            <text:list text:style-name="a1007">
              <text:list-item>
                <text:p text:style-name="a1006" text:class-names="" text:cond-style-name=""><text:span text:style-name="a1005" text:class-names=""/></text:p>
              </text:list-item>
            </text:list>
          </draw:text-box>
          <svg:title/>
          <svg:desc/>
        </draw:frame>
        <presentation:notes draw:style-name="a1014">
          <draw:frame draw:id="id144" draw:style-name="a1011" draw:name="Slide Number Placeholder 6" svg:x="4.67953in" svg:y="11.10827in" svg:width="3.5878in" svg:height="0.58425in">
            <draw:text-box>
              <text:p text:style-name="a1010" text:class-names="" text:cond-style-name=""><text:span text:style-name="a1009" text:class-names=""><text:page-number style:num-format="1" text:fixed="false"/></text:span></text:p>
            </draw:text-box>
            <svg:title/>
            <svg:desc/>
          </draw:frame>
          <draw:page-thumbnail draw:page-number="15" svg:x="0.23785in" svg:y="0.88889in" svg:width="7.79167in" svg:height="4.38368in" presentation:class="page" draw:id="id145" presentation:style-name="a1012" draw:name="Slide Image Placeholder 1">
            <svg:title/>
            <svg:desc/>
          </draw:page-thumbnail>
          <draw:frame draw:id="id146" presentation:style-name="a1013" draw:name="Notes Placeholder 2" svg:x="0.82677in" svg:y="5.55394in" svg:width="6.61378in" svg:height="5.26142in" presentation:class="notes" presentation:placeholder="true">
            <draw:text-box/>
            <svg:title/>
            <svg:desc/>
          </draw:frame>
        </presentation:notes>
      </draw:page>
      <draw:page draw:name="page16" draw:style-name="a1015" draw:master-page-name="Master1-Layout7-blank-Blank" presentation:presentation-page-layout-name="Master1-PPL7" draw:id="Slide-271">
        <draw:frame draw:id="id147" presentation:style-name="a1018" draw:name="Title 1" svg:x="0.55118in" svg:y="0.24724in" svg:width="9.92087in" svg:height="1.03504in" presentation:class="title" presentation:placeholder="false">
          <draw:text-box>
            <text:p text:style-name="a1017" text:class-names="" text:cond-style-name=""><text:span text:style-name="a1016" text:class-names="">Semantik Etiketler</text:span></text:p>
          </draw:text-box>
          <svg:title/>
          <svg:desc/>
        </draw:frame>
        <draw:frame draw:id="id148" presentation:style-name="a1077" draw:name="Text Placeholder 2" svg:x="0.55118in" svg:y="1.45079in" svg:width="9.92087in" svg:height="4.25787in" presentation:class="outline" presentation:placeholder="false">
          <draw:text-box>
            <text:list text:style-name="a1023">
              <text:list-item>
                <text:p text:style-name="a1022" text:class-names="" text:cond-style-name=""><text:span text:style-name="a1019" text:class-names="">Semantik etiketler arama motoru botlarının içeriği daha iyi anlamasını sağlar. Sayfadaki içeriğin hangi bölümü önemli, hangi bölümü tamamlayıcı yani öncelikli değil, hangi bölümü<text:s text:c="1"/></text:span><text:span text:style-name="a1020" text:class-names="">navigasyon</text:span><text:span text:style-name="a1021" text:class-names=""><text:s text:c="1"/>gibi soruların cevaplarını arama motoru botlarına bildirir.</text:span></text:p>
              </text:list-item>
            </text:list>
            <text:list text:style-name="a1026">
              <text:list-item>
                <text:p text:style-name="a1025" text:class-names="" text:cond-style-name=""><text:span text:style-name="a1024" text:class-names="">Bazı semantik yani içeriği hakkında bilgi veren etiketler;</text:span></text:p>
              </text:list-item>
            </text:list>
            <text:list text:style-name="a1031">
              <text:list-item>
                <text:p text:style-name="a1030" text:class-names="" text:cond-style-name=""><text:span text:style-name="a1027" text:class-names="">&lt;</text:span><text:span text:style-name="a1028" text:class-names="">article</text:span><text:span text:style-name="a1029" text:class-names="">&gt; : Sayfanın ana içeriğini belirtmek için kullanılır.</text:span></text:p>
              </text:list-item>
            </text:list>
            <text:list text:style-name="a1038">
              <text:list-item>
                <text:p text:style-name="a1037" text:class-names="" text:cond-style-name=""><text:span text:style-name="a1032" text:class-names="">&lt;</text:span><text:span text:style-name="a1033" text:class-names="">header</text:span><text:span text:style-name="a1034" text:class-names="">&gt; : Genelde logo, içerik başlığı gibi giriş bilgilerinin yanı sıra<text:s text:c="1"/></text:span><text:span text:style-name="a1035" text:class-names="">navigasyon</text:span><text:span text:style-name="a1036" text:class-names=""><text:s text:c="1"/>linklerini kapsamak için kullanılır.</text:span></text:p>
              </text:list-item>
            </text:list>
            <text:list text:style-name="a1045">
              <text:list-item>
                <text:p text:style-name="a1044" text:class-names="" text:cond-style-name=""><text:span text:style-name="a1039" text:class-names="">&lt;</text:span><text:span text:style-name="a1040" text:class-names="">footer</text:span><text:span text:style-name="a1041" text:class-names="">&gt; : Linkler, iletişim bilgileri,<text:s text:c="1"/></text:span><text:span text:style-name="a1042" text:class-names="">copyright</text:span><text:span text:style-name="a1043" text:class-names=""><text:s text:c="1"/>bilgileri gibi linkler belirtilir.</text:span></text:p>
              </text:list-item>
            </text:list>
            <text:list text:style-name="a1052">
              <text:list-item>
                <text:p text:style-name="a1051" text:class-names="" text:cond-style-name=""><text:span text:style-name="a1046" text:class-names="">&lt;</text:span><text:span text:style-name="a1047" text:class-names="">nav</text:span><text:span text:style-name="a1048" text:class-names="">&gt; :<text:s text:c="1"/></text:span><text:span text:style-name="a1049" text:class-names="">Navigasyon</text:span><text:span text:style-name="a1050" text:class-names=""><text:s text:c="1"/>linklerini belirtir</text:span></text:p>
              </text:list-item>
            </text:list>
            <text:list text:style-name="a1055">
              <text:list-item>
                <text:p text:style-name="a1054" text:class-names="" text:cond-style-name=""><text:span text:style-name="a1053" text:class-names="">&lt;aside&gt; : Sayfadaki ana içeriğe dahil olmayan içeriklerin belirtilmesi</text:span></text:p>
              </text:list-item>
            </text:list>
            <text:list text:style-name="a1062">
              <text:list-item>
                <text:p text:style-name="a1061" text:class-names="" text:cond-style-name=""><text:span text:style-name="a1056" text:class-names="">&lt;mark&gt;, &lt;</text:span><text:span text:style-name="a1057" text:class-names="">figure</text:span><text:span text:style-name="a1058" text:class-names="">&gt;, &lt;time&gt;, &lt;form&gt;, &lt;</text:span><text:span text:style-name="a1059" text:class-names="">table</text:span><text:span text:style-name="a1060" text:class-names="">&gt;</text:span></text:p>
              </text:list-item>
            </text:list>
            <text:list text:style-name="a1065">
              <text:list-item>
                <text:p text:style-name="a1064" text:class-names="" text:cond-style-name=""><text:span text:style-name="a1063" text:class-names="">Bazı semantik olmayan yani içerik hakkında herhangi bir bilgi vermeyen etiketler;</text:span></text:p>
              </text:list-item>
            </text:list>
            <text:list text:style-name="a1068">
              <text:list-item>
                <text:p text:style-name="a1067" text:class-names="" text:cond-style-name=""><text:span text:style-name="a1066" text:class-names="">&lt;div&gt;</text:span></text:p>
              </text:list-item>
            </text:list>
            <text:list text:style-name="a1073">
              <text:list-item>
                <text:p text:style-name="a1072" text:class-names="" text:cond-style-name=""><text:span text:style-name="a1069" text:class-names="">&lt;</text:span><text:span text:style-name="a1070" text:class-names="">span</text:span><text:span text:style-name="a1071" text:class-names="">&gt;</text:span></text:p>
              </text:list-item>
            </text:list>
            <text:list text:style-name="a1076">
              <text:list-item>
                <text:p text:style-name="a1075" text:class-names="" text:cond-style-name=""><text:span text:style-name="a1074" text:class-names=""/></text:p>
              </text:list-item>
            </text:list>
          </draw:text-box>
          <svg:title/>
          <svg:desc/>
        </draw:frame>
        <presentation:notes draw:style-name="a1083">
          <draw:frame draw:id="id149"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16" svg:x="0.23785in" svg:y="0.88889in" svg:width="7.79167in" svg:height="4.38368in" presentation:class="page" draw:id="id150" presentation:style-name="a1081" draw:name="Slide Image Placeholder 1">
            <svg:title/>
            <svg:desc/>
          </draw:page-thumbnail>
          <draw:frame draw:id="id151" presentation:style-name="a1082" draw:name="Notes Placeholder 2" svg:x="0.82677in" svg:y="5.55394in" svg:width="6.61378in" svg:height="5.26142in" presentation:class="notes" presentation:placeholder="true">
            <draw:text-box/>
            <svg:title/>
            <svg:desc/>
          </draw:frame>
        </presentation:notes>
      </draw:page>
      <draw:page draw:name="page17" draw:style-name="a1084" draw:master-page-name="Master1-Layout7-blank-Blank" presentation:presentation-page-layout-name="Master1-PPL7" draw:id="Slide-272">
        <draw:frame draw:id="id152" presentation:style-name="a1087" draw:name="Title 1" svg:x="0.55118in" svg:y="0.24724in" svg:width="9.92087in" svg:height="1.03504in" presentation:class="title" presentation:placeholder="false">
          <draw:text-box>
            <text:p text:style-name="a1086" text:class-names="" text:cond-style-name=""><text:span text:style-name="a1085" text:class-names="">Colspan ile Rowspan</text:span></text:p>
          </draw:text-box>
          <svg:title/>
          <svg:desc/>
        </draw:frame>
        <draw:frame draw:id="id153" presentation:style-name="a1096" draw:name="Text Placeholder 2" svg:x="0.55118in" svg:y="1.45079in" svg:width="9.92087in" svg:height="3.59606in" presentation:class="outline" presentation:placeholder="false">
          <draw:text-box>
            <text:list text:style-name="a1095">
              <text:list-item>
                <text:p text:style-name="a1094" text:class-names="" text:cond-style-name=""><text:span text:style-name="a1088" text:class-names="">HTML’de</text:span><text:span text:style-name="a1089" text:class-names=""><text:s text:c="1"/>tablolarda hücreleri yatay olarak genişletmek istediğimiz zaman “</text:span><text:span text:style-name="a1090" text:class-names="">colspan</text:span><text:span text:style-name="a1091" text:class-names="">”, dikey olarak genişletmek istediğimizde ise “</text:span><text:span text:style-name="a1092" text:class-names="">rowspan</text:span><text:span text:style-name="a1093" text:class-names="">” kullanılır.</text:span></text:p>
              </text:list-item>
            </text:list>
          </draw:text-box>
          <svg:title/>
          <svg:desc/>
        </draw:frame>
        <draw:frame draw:id="id154" draw:style-name="a1097" svg:x="3.34646in" svg:y="2.11575in" svg:width="4.13346in" svg:height="2.9311in" style:rel-width="scale" style:rel-height="scale">
          <draw:image xlink:href="media/image3.png" xlink:type="simple" xlink:show="embed" xlink:actuate="onLoad"/>
          <svg:title/>
          <svg:desc/>
        </draw:frame>
        <presentation:notes draw:style-name="a1103">
          <draw:frame draw:id="id155" draw:style-name="a1100" draw:name="Slide Number Placeholder 6" svg:x="4.67953in" svg:y="11.10827in" svg:width="3.5878in" svg:height="0.58425in">
            <draw:text-box>
              <text:p text:style-name="a1099" text:class-names="" text:cond-style-name=""><text:span text:style-name="a1098" text:class-names=""><text:page-number style:num-format="1" text:fixed="false"/></text:span></text:p>
            </draw:text-box>
            <svg:title/>
            <svg:desc/>
          </draw:frame>
          <draw:page-thumbnail draw:page-number="17" svg:x="0.23785in" svg:y="0.88889in" svg:width="7.79167in" svg:height="4.38368in" presentation:class="page" draw:id="id156" presentation:style-name="a1101" draw:name="Slide Image Placeholder 1">
            <svg:title/>
            <svg:desc/>
          </draw:page-thumbnail>
          <draw:frame draw:id="id157" presentation:style-name="a1102" draw:name="Notes Placeholder 2" svg:x="0.82677in" svg:y="5.55394in" svg:width="6.61378in" svg:height="5.26142in" presentation:class="notes" presentation:placeholder="true">
            <draw:text-box/>
            <svg:title/>
            <svg:desc/>
          </draw:frame>
        </presentation:notes>
      </draw:page>
      <draw:page draw:name="page18" draw:style-name="a1104" draw:master-page-name="Master1-Layout7-blank-Blank" presentation:presentation-page-layout-name="Master1-PPL7" draw:id="Slide-273">
        <draw:frame draw:id="id158" presentation:style-name="a1107" draw:name="Title 1" svg:x="0.55118in" svg:y="0.24724in" svg:width="9.92087in" svg:height="1.03504in" presentation:class="title" presentation:placeholder="false">
          <draw:text-box>
            <text:p text:style-name="a1106" text:class-names="" text:cond-style-name=""><text:span text:style-name="a1105" text:class-names="">“display:none” ile “visibility:hidden”</text:span></text:p>
          </draw:text-box>
          <svg:title/>
          <svg:desc/>
        </draw:frame>
        <draw:frame draw:id="id159" presentation:style-name="a1111" draw:name="Text Placeholder 2" svg:x="0.55118in" svg:y="4.33071in" svg:width="9.92087in" svg:height="0.71614in" presentation:class="outline" presentation:placeholder="false">
          <draw:text-box>
            <text:list text:style-name="a1110">
              <text:list-item>
                <text:p text:style-name="a1109" text:class-names="" text:cond-style-name=""><text:span text:style-name="a1108"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1112" svg:x="3.15in" svg:y="1.28228in" svg:width="3.54291in" svg:height="2.58937in" style:rel-width="scale" style:rel-height="scale">
          <draw:image xlink:href="media/image4.jpg" xlink:type="simple" xlink:show="embed" xlink:actuate="onLoad"/>
          <svg:title/>
          <svg:desc/>
        </draw:frame>
        <presentation:notes draw:style-name="a1118">
          <draw:frame draw:id="id161" draw:style-name="a1115" draw:name="Slide Number Placeholder 6" svg:x="4.67953in" svg:y="11.10827in" svg:width="3.5878in" svg:height="0.58425in">
            <draw:text-box>
              <text:p text:style-name="a1114" text:class-names="" text:cond-style-name=""><text:span text:style-name="a1113" text:class-names=""><text:page-number style:num-format="1" text:fixed="false"/></text:span></text:p>
            </draw:text-box>
            <svg:title/>
            <svg:desc/>
          </draw:frame>
          <draw:page-thumbnail draw:page-number="18" svg:x="0.23785in" svg:y="0.88889in" svg:width="7.79167in" svg:height="4.38368in" presentation:class="page" draw:id="id162" presentation:style-name="a1116" draw:name="Slide Image Placeholder 1">
            <svg:title/>
            <svg:desc/>
          </draw:page-thumbnail>
          <draw:frame draw:id="id163" presentation:style-name="a1117" draw:name="Notes Placeholder 2" svg:x="0.82677in" svg:y="5.55394in" svg:width="6.61378in" svg:height="5.26142in" presentation:class="notes" presentation:placeholder="true">
            <draw:text-box/>
            <svg:title/>
            <svg:desc/>
          </draw:frame>
        </presentation:notes>
      </draw:page>
      <draw:page draw:name="page19" draw:style-name="a1119" draw:master-page-name="Master1-Layout7-blank-Blank" presentation:presentation-page-layout-name="Master1-PPL7" draw:id="Slide-274">
        <draw:frame draw:id="id164" presentation:style-name="a1122" draw:name="Title 1" svg:x="0.55118in" svg:y="0.24724in" svg:width="9.92087in" svg:height="1.03504in" presentation:class="title" presentation:placeholder="false">
          <draw:text-box>
            <text:p text:style-name="a1121" text:class-names="" text:cond-style-name=""><text:span text:style-name="a1120" text:class-names="">Pseudo sınıfı ile Pseudo elementleri</text:span></text:p>
          </draw:text-box>
          <svg:title/>
          <svg:desc/>
        </draw:frame>
        <draw:frame draw:id="id165" presentation:style-name="a1183" draw:name="Text Placeholder 2" svg:x="0.55118in" svg:y="1.45079in" svg:width="9.92087in" svg:height="4.25787in" presentation:class="outline" presentation:placeholder="false">
          <draw:text-box>
            <text:list text:style-name="a1131">
              <text:list-item>
                <text:p text:style-name="a1130" text:class-names="" text:cond-style-name=""><text:span text:style-name="a1123" text:class-names="">Temelde<text:s text:c="1"/></text:span><text:span text:style-name="a1124" text:class-names="">pseudo</text:span><text:span text:style-name="a1125" text:class-names=""><text:s text:c="1"/>sınıfı bir elementi farklı sınıflara böler,<text:s text:c="1"/></text:span><text:span text:style-name="a1126" text:class-names="">pseudo</text:span><text:span text:style-name="a1127" text:class-names=""><text:s text:c="1"/>elementi ise bir elementi alt kısımlara böler. Normal sınıflar<text:s text:c="1"/></text:span><text:span text:style-name="a1128" text:class-names="">pseudo</text:span><text:span text:style-name="a1129" text:class-names=""><text:s text:c="1"/>sınıfı ve elementleri ile kullanılabilir.</text:span></text:p>
              </text:list-item>
            </text:list>
            <text:list text:style-name="a1135">
              <text:list-item>
                <text:p text:style-name="a1134" text:class-names="" text:cond-style-name=""><text:span text:style-name="a1132" text:class-names="">Pseudo</text:span><text:span text:style-name="a1133" text:class-names=""><text:s text:c="1"/>sınıfı örnekleri;</text:span></text:p>
              </text:list-item>
            </text:list>
            <text:list text:style-name="a1138">
              <text:list-item>
                <text:p text:style-name="a1137" text:class-names="" text:cond-style-name=""><text:span text:style-name="a1136" text:class-names="">a:link : ziyaret edilmemiş linkin üzerinde stil tanımlaması yapılır</text:span></text:p>
              </text:list-item>
            </text:list>
            <text:list text:style-name="a1141">
              <text:list-item>
                <text:p text:style-name="a1140" text:class-names="" text:cond-style-name=""><text:span text:style-name="a1139" text:class-names="">a:visited : ziyaret edilmiş linkin stil tanımlaması yapılır</text:span></text:p>
              </text:list-item>
            </text:list>
            <text:list text:style-name="a1146">
              <text:list-item>
                <text:p text:style-name="a1145" text:class-names="" text:cond-style-name=""><text:span text:style-name="a1142" text:class-names="">:</text:span><text:span text:style-name="a1143" text:class-names="">hover</text:span><text:span text:style-name="a1144" text:class-names=""><text:s text:c="1"/>: bir elementin üzerine imleci getirildiğinde yapılacak stil tanımlaması</text:span></text:p>
              </text:list-item>
            </text:list>
            <text:list text:style-name="a1151">
              <text:list-item>
                <text:p text:style-name="a1150" text:class-names="" text:cond-style-name=""><text:span text:style-name="a1147" text:class-names="">:</text:span><text:span text:style-name="a1148" text:class-names="">active</text:span><text:span text:style-name="a1149" text:class-names=""><text:s text:c="1"/>: aktif olan bir elemente stil tanımlaması</text:span></text:p>
              </text:list-item>
            </text:list>
            <text:list text:style-name="a1156">
              <text:list-item>
                <text:p text:style-name="a1155" text:class-names="" text:cond-style-name=""><text:span text:style-name="a1152" text:class-names="">:</text:span><text:span text:style-name="a1153" text:class-names="">focus</text:span><text:span text:style-name="a1154" text:class-names=""><text:s text:c="1"/>: odaklanılan bir elemente stil tanımlaması</text:span></text:p>
              </text:list-item>
            </text:list>
            <text:list text:style-name="a1160">
              <text:list-item>
                <text:p text:style-name="a1159" text:class-names="" text:cond-style-name=""><text:span text:style-name="a1157" text:class-names="">Pseudo</text:span><text:span text:style-name="a1158" text:class-names=""><text:s text:c="1"/>elementi örnekleri;</text:span></text:p>
              </text:list-item>
            </text:list>
            <text:list text:style-name="a1167">
              <text:list-item>
                <text:p text:style-name="a1166" text:class-names="" text:cond-style-name=""><text:span text:style-name="a1161" text:class-names="">::</text:span><text:span text:style-name="a1162" text:class-names="">before</text:span><text:span text:style-name="a1163" text:class-names="">, ::</text:span><text:span text:style-name="a1164" text:class-names="">after</text:span><text:span text:style-name="a1165" text:class-names=""><text:s text:c="1"/>: seçili elementin öncesine ya da sonrasına eklenecek içerik</text:span></text:p>
              </text:list-item>
            </text:list>
            <text:list text:style-name="a1172">
              <text:list-item>
                <text:p text:style-name="a1171" text:class-names="" text:cond-style-name=""><text:span text:style-name="a1168" text:class-names="">:</text:span><text:span text:style-name="a1169" text:class-names="">first-child</text:span><text:span text:style-name="a1170" text:class-names=""><text:s text:c="1"/>: seçili elementin ilki</text:span></text:p>
              </text:list-item>
            </text:list>
            <text:list text:style-name="a1177">
              <text:list-item>
                <text:p text:style-name="a1176" text:class-names="" text:cond-style-name=""><text:span text:style-name="a1173" text:class-names="">:</text:span><text:span text:style-name="a1174" text:class-names="">first-letter</text:span><text:span text:style-name="a1175" text:class-names=""><text:s text:c="1"/>: ilk harf</text:span></text:p>
              </text:list-item>
            </text:list>
            <text:list text:style-name="a1182">
              <text:list-item>
                <text:p text:style-name="a1181" text:class-names="" text:cond-style-name=""><text:span text:style-name="a1178" text:class-names="">:</text:span><text:span text:style-name="a1179" text:class-names="">first-line</text:span><text:span text:style-name="a1180" text:class-names=""><text:s text:c="1"/>: ilk satır</text:span></text:p>
              </text:list-item>
            </text:list>
          </draw:text-box>
          <svg:title/>
          <svg:desc/>
        </draw:frame>
        <presentation:notes draw:style-name="a1189">
          <draw:frame draw:id="id166" draw:style-name="a1186" draw:name="Slide Number Placeholder 6" svg:x="4.67953in" svg:y="11.10827in" svg:width="3.5878in" svg:height="0.58425in">
            <draw:text-box>
              <text:p text:style-name="a1185" text:class-names="" text:cond-style-name=""><text:span text:style-name="a1184" text:class-names=""><text:page-number style:num-format="1" text:fixed="false"/></text:span></text:p>
            </draw:text-box>
            <svg:title/>
            <svg:desc/>
          </draw:frame>
          <draw:page-thumbnail draw:page-number="19" svg:x="0.23785in" svg:y="0.88889in" svg:width="7.79167in" svg:height="4.38368in" presentation:class="page" draw:id="id167" presentation:style-name="a1187" draw:name="Slide Image Placeholder 1">
            <svg:title/>
            <svg:desc/>
          </draw:page-thumbnail>
          <draw:frame draw:id="id168" presentation:style-name="a1188" draw:name="Notes Placeholder 2" svg:x="0.82677in" svg:y="5.55394in" svg:width="6.61378in" svg:height="5.26142in" presentation:class="notes" presentation:placeholder="true">
            <draw:text-box/>
            <svg:title/>
            <svg:desc/>
          </draw:frame>
        </presentation:notes>
      </draw:page>
      <draw:page draw:name="page20" draw:style-name="a1190" draw:master-page-name="Master1-Layout7-blank-Blank" presentation:presentation-page-layout-name="Master1-PPL7" draw:id="Slide-275">
        <draw:frame draw:id="id169" presentation:style-name="a1193" draw:name="Title 1" svg:x="0.55118in" svg:y="0.24724in" svg:width="9.92087in" svg:height="1.03504in" presentation:class="title" presentation:placeholder="false">
          <draw:text-box>
            <text:p text:style-name="a1192" text:class-names="" text:cond-style-name=""><text:span text:style-name="a1191" text:class-names="">Group selectors</text:span></text:p>
          </draw:text-box>
          <svg:title/>
          <svg:desc/>
        </draw:frame>
        <draw:frame draw:id="id170" presentation:style-name="a1215" draw:name="Text Placeholder 2" svg:x="0.55118in" svg:y="1.45079in" svg:width="9.92087in" svg:height="3.59606in" presentation:class="outline" presentation:placeholder="false">
          <draw:text-box>
            <text:list text:style-name="a1196">
              <text:list-item>
                <text:p text:style-name="a1195" text:class-names="" text:cond-style-name=""><text:span text:style-name="a1194" text:class-names="">* {} : sayfadaki tüm etiketler</text:span></text:p>
              </text:list-item>
            </text:list>
            <text:list text:style-name="a1200">
              <text:list-item>
                <text:p text:style-name="a1199" text:class-names="" text:cond-style-name=""><text:span text:style-name="a1197" text:class-names="">div,p</text:span><text:span text:style-name="a1198" text:class-names="">{} : tüm div etiketleri ile p etiketleri</text:span></text:p>
              </text:list-item>
            </text:list>
            <text:list text:style-name="a1203">
              <text:list-item>
                <text:p text:style-name="a1202" text:class-names="" text:cond-style-name=""><text:span text:style-name="a1201" text:class-names="">div p{} : div elementi içindeki tüm p etiketleri</text:span></text:p>
              </text:list-item>
            </text:list>
            <text:list text:style-name="a1206">
              <text:list-item>
                <text:p text:style-name="a1205" text:class-names="" text:cond-style-name=""><text:span text:style-name="a1204" text:class-names="">div&gt;p{} : üst etiketi div olan tüm p etiketleri</text:span></text:p>
              </text:list-item>
            </text:list>
            <text:list text:style-name="a1210">
              <text:list-item>
                <text:p text:style-name="a1209" text:class-names="" text:cond-style-name=""><text:span text:style-name="a1207" text:class-names="">div+p</text:span><text:span text:style-name="a1208" text:class-names="">{} : div etiketinden sonra gelen aynı seviyedeki div etiketleri</text:span></text:p>
              </text:list-item>
            </text:list>
            <text:list text:style-name="a1214">
              <text:list-item>
                <text:p text:style-name="a1213" text:class-names="" text:cond-style-name=""><text:span text:style-name="a1211" text:class-names="">div~p</text:span><text:span text:style-name="a1212" text:class-names="">{} : div ile aynı seviyede olan tüm p etiketleri</text:span></text:p>
              </text:list-item>
            </text:list>
          </draw:text-box>
          <svg:title/>
          <svg:desc/>
        </draw:frame>
        <presentation:notes draw:style-name="a1221">
          <draw:frame draw:id="id171" draw:style-name="a1218" draw:name="Slide Number Placeholder 6" svg:x="4.67953in" svg:y="11.10827in" svg:width="3.5878in" svg:height="0.58425in">
            <draw:text-box>
              <text:p text:style-name="a1217" text:class-names="" text:cond-style-name=""><text:span text:style-name="a1216" text:class-names=""><text:page-number style:num-format="1" text:fixed="false"/></text:span></text:p>
            </draw:text-box>
            <svg:title/>
            <svg:desc/>
          </draw:frame>
          <draw:page-thumbnail draw:page-number="20" svg:x="0.23785in" svg:y="0.88889in" svg:width="7.79167in" svg:height="4.38368in" presentation:class="page" draw:id="id172" presentation:style-name="a1219" draw:name="Slide Image Placeholder 1">
            <svg:title/>
            <svg:desc/>
          </draw:page-thumbnail>
          <draw:frame draw:id="id173" presentation:style-name="a1220" draw:name="Notes Placeholder 2" svg:x="0.82677in" svg:y="5.55394in" svg:width="6.61378in" svg:height="5.26142in" presentation:class="notes" presentation:placeholder="true">
            <draw:text-box/>
            <svg:title/>
            <svg:desc/>
          </draw:frame>
        </presentation:notes>
      </draw:page>
      <draw:page draw:name="page21" draw:style-name="a1222" draw:master-page-name="Master1-Layout7-blank-Blank" presentation:presentation-page-layout-name="Master1-PPL7" draw:id="Slide-276">
        <draw:frame draw:id="id174" presentation:style-name="a1225" draw:name="Title 1" svg:x="0.55118in" svg:y="0.24724in" svg:width="9.92087in" svg:height="1.03504in" presentation:class="title" presentation:placeholder="false">
          <draw:text-box>
            <text:p text:style-name="a1224" text:class-names="" text:cond-style-name=""><text:span text:style-name="a1223" text:class-names="">Box-sizing</text:span></text:p>
          </draw:text-box>
          <svg:title/>
          <svg:desc/>
        </draw:frame>
        <draw:frame draw:id="id175" presentation:style-name="a1247" draw:name="Text Placeholder 2" svg:x="0.55118in" svg:y="1.45079in" svg:width="9.92087in" svg:height="3.59606in" presentation:class="outline" presentation:placeholder="false">
          <draw:text-box>
            <text:list text:style-name="a1230">
              <text:list-item>
                <text:p text:style-name="a1229" text:class-names="" text:cond-style-name=""><text:span text:style-name="a1226" text:class-names="">Box-</text:span><text:span text:style-name="a1227" text:class-names="">sizing</text:span><text:span text:style-name="a1228" text:class-names=""><text:s text:c="1"/>bir elementin içeriğinin genişlik ve yükseklik değerlerinin neresi referans alınarak belirlenmesi sağlar.</text:span></text:p>
              </text:list-item>
            </text:list>
            <text:list text:style-name="a1238">
              <text:list-item>
                <text:p text:style-name="a1237" text:class-names="" text:cond-style-name=""><text:span text:style-name="a1231" text:class-names="">box-sizing:content-box</text:span><text:span text:style-name="a1232" text:class-names=""><text:s text:c="1"/>: elementin genişlik ve yüksekliğine<text:s text:c="1"/></text:span><text:span text:style-name="a1233" text:class-names="">border</text:span><text:span text:style-name="a1234" text:class-names=""><text:s text:c="1"/>ve<text:s text:c="1"/></text:span><text:span text:style-name="a1235" text:class-names="">padding</text:span><text:span text:style-name="a1236" text:class-names=""><text:s text:c="1"/>değerleri dahil değildir.</text:span></text:p>
              </text:list-item>
            </text:list>
            <text:list text:style-name="a1246">
              <text:list-item>
                <text:p text:style-name="a1245" text:class-names="" text:cond-style-name=""><text:span text:style-name="a1239" text:class-names="">box-sizing:border-box</text:span><text:span text:style-name="a1240" text:class-names=""><text:s text:c="1"/>: elementin genişlik ve yüksekliğine<text:s text:c="1"/></text:span><text:span text:style-name="a1241" text:class-names="">border</text:span><text:span text:style-name="a1242" text:class-names=""><text:s text:c="1"/>ve<text:s text:c="1"/></text:span><text:span text:style-name="a1243" text:class-names="">padding</text:span><text:span text:style-name="a1244" text:class-names=""><text:s text:c="1"/>değerleri dahildir.</text:span></text:p>
              </text:list-item>
            </text:list>
          </draw:text-box>
          <svg:title/>
          <svg:desc/>
        </draw:frame>
        <presentation:notes draw:style-name="a1253">
          <draw:frame draw:id="id176" draw:style-name="a1250" draw:name="Slide Number Placeholder 6" svg:x="4.67953in" svg:y="11.10827in" svg:width="3.5878in" svg:height="0.58425in">
            <draw:text-box>
              <text:p text:style-name="a1249" text:class-names="" text:cond-style-name=""><text:span text:style-name="a1248" text:class-names=""><text:page-number style:num-format="1" text:fixed="false"/></text:span></text:p>
            </draw:text-box>
            <svg:title/>
            <svg:desc/>
          </draw:frame>
          <draw:page-thumbnail draw:page-number="21" svg:x="0.23785in" svg:y="0.88889in" svg:width="7.79167in" svg:height="4.38368in" presentation:class="page" draw:id="id177" presentation:style-name="a1251" draw:name="Slide Image Placeholder 1">
            <svg:title/>
            <svg:desc/>
          </draw:page-thumbnail>
          <draw:frame draw:id="id178" presentation:style-name="a1252" draw:name="Notes Placeholder 2" svg:x="0.82677in" svg:y="5.55394in" svg:width="6.61378in" svg:height="5.26142in" presentation:class="notes" presentation:placeholder="true">
            <draw:text-box/>
            <svg:title/>
            <svg:desc/>
          </draw:frame>
        </presentation:notes>
      </draw:page>
      <draw:page draw:name="page22" draw:style-name="a1254" draw:master-page-name="Master1-Layout7-blank-Blank" presentation:presentation-page-layout-name="Master1-PPL7" draw:id="Slide-277">
        <draw:frame draw:id="id179" presentation:style-name="a1257" draw:name="Title 1" svg:x="0.55118in" svg:y="0.24724in" svg:width="9.92087in" svg:height="1.03504in" presentation:class="title" presentation:placeholder="false">
          <draw:text-box>
            <text:p text:style-name="a1256" text:class-names="" text:cond-style-name=""><text:span text:style-name="a1255" text:class-names="">Integrity</text:span></text:p>
          </draw:text-box>
          <svg:title/>
          <svg:desc/>
        </draw:frame>
        <draw:frame draw:id="id180" presentation:style-name="a1279" draw:name="Text Placeholder 2" svg:x="0.55118in" svg:y="1.45079in" svg:width="9.92087in" svg:height="3.59606in" presentation:class="outline" presentation:placeholder="false">
          <draw:text-box>
            <text:list text:style-name="a1261">
              <text:list-item>
                <text:p text:style-name="a1260" text:class-names="" text:cond-style-name=""><text:span text:style-name="a1258" text:class-names="">Integrity</text:span><text:span text:style-name="a1259" text:class-names="">,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271">
              <text:list-item>
                <text:p text:style-name="a1270" text:class-names="" text:cond-style-name=""><text:span text:style-name="a1262" text:class-names="">Integrity</text:span><text:span text:style-name="a1263" text:class-names=""><text:s text:c="1"/></text:span><text:span text:style-name="a1264" text:class-names="">hash</text:span><text:span text:style-name="a1265" text:class-names=""><text:s text:c="1"/>karşılaştırmalarını kullanarak çalışmaktadır. Web sunucusunda barındırılan kaynakların<text:s text:c="1"/></text:span><text:span text:style-name="a1266" text:class-names="">hash</text:span><text:span text:style-name="a1267" text:class-names=""><text:s text:c="1"/>değeriyle üçüncü parti bir serviste barındırılan kaynakların<text:s text:c="1"/></text:span><text:span text:style-name="a1268" text:class-names="">hash</text:span><text:span text:style-name="a1269" text:class-names=""><text:s text:c="1"/>değerlerini karşılaştırır.</text:span></text:p>
              </text:list-item>
            </text:list>
            <text:list text:style-name="a1275">
              <text:list-item>
                <text:p text:style-name="a1274" text:class-names="" text:cond-style-name=""><text:span text:style-name="a1272" text:class-names="">Integrity’i</text:span><text:span text:style-name="a1273" text:class-names=""><text:s text:c="1"/>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278">
              <text:list-item>
                <text:p text:style-name="a1277" text:class-names="" text:cond-style-name=""><text:span text:style-name="a1276" text:class-names=""/></text:p>
              </text:list-item>
            </text:list>
          </draw:text-box>
          <svg:title/>
          <svg:desc/>
        </draw:frame>
        <presentation:notes draw:style-name="a1285">
          <draw:frame draw:id="id181" draw:style-name="a1282" draw:name="Slide Number Placeholder 6" svg:x="4.67953in" svg:y="11.10827in" svg:width="3.5878in" svg:height="0.58425in">
            <draw:text-box>
              <text:p text:style-name="a1281" text:class-names="" text:cond-style-name=""><text:span text:style-name="a1280" text:class-names=""><text:page-number style:num-format="1" text:fixed="false"/></text:span></text:p>
            </draw:text-box>
            <svg:title/>
            <svg:desc/>
          </draw:frame>
          <draw:page-thumbnail draw:page-number="22" svg:x="0.23785in" svg:y="0.88889in" svg:width="7.79167in" svg:height="4.38368in" presentation:class="page" draw:id="id182" presentation:style-name="a1283" draw:name="Slide Image Placeholder 1">
            <svg:title/>
            <svg:desc/>
          </draw:page-thumbnail>
          <draw:frame draw:id="id183" presentation:style-name="a1284" draw:name="Notes Placeholder 2" svg:x="0.82677in" svg:y="5.55394in" svg:width="6.61378in" svg:height="5.26142in" presentation:class="notes" presentation:placeholder="true">
            <draw:text-box/>
            <svg:title/>
            <svg:desc/>
          </draw:frame>
        </presentation:notes>
      </draw:page>
      <draw:page draw:name="page23" draw:style-name="a1286" draw:master-page-name="Master1-Layout7-blank-Blank" presentation:presentation-page-layout-name="Master1-PPL7" draw:id="Slide-278">
        <draw:frame draw:id="id184" presentation:style-name="a1289" draw:name="Title 1" svg:x="0.55118in" svg:y="0.24724in" svg:width="9.92087in" svg:height="1.03504in" presentation:class="title" presentation:placeholder="false">
          <draw:text-box>
            <text:p text:style-name="a1288" text:class-names="" text:cond-style-name=""><text:span text:style-name="a1287" text:class-names="">Crossorigin</text:span></text:p>
          </draw:text-box>
          <svg:title/>
          <svg:desc/>
        </draw:frame>
        <draw:frame draw:id="id185" presentation:style-name="a1312" draw:name="Text Placeholder 2" svg:x="0.55118in" svg:y="1.45079in" svg:width="9.92087in" svg:height="3.59606in" presentation:class="outline" presentation:placeholder="false">
          <draw:text-box>
            <text:list text:style-name="a1305">
              <text:list-item>
                <text:p text:style-name="a1304" text:class-names="" text:cond-style-name=""><text:span text:style-name="a1290" text:class-names="">Crossorigin</text:span><text:span text:style-name="a1291" text:class-names=""><text:s text:c="1"/>özelliği, isteğin<text:s text:c="1"/></text:span><text:span text:style-name="a1292" text:class-names="">modunu</text:span><text:span text:style-name="a1293" text:class-names=""><text:s text:c="1"/>bir HTTP CORS İsteği olarak ayarlar. Web sayfaları sunuculara yükleme yapmak için istekte (</text:span><text:span text:style-name="a1294" text:class-names="">iframe</text:span><text:span text:style-name="a1295" text:class-names="">,<text:s text:c="1"/></text:span><text:span text:style-name="a1296" text:class-names="">fonts</text:span><text:span text:style-name="a1297" text:class-names="">,<text:s text:c="1"/></text:span><text:span text:style-name="a1298" text:class-names="">images</text:span><text:span text:style-name="a1299" text:class-names=""><text:s text:c="1"/>vb.) bulunur. Bu aşamada CORS (Cross-</text:span><text:span text:style-name="a1300" text:class-names="">Origin</text:span><text:span text:style-name="a1301" text:class-names=""><text:s text:c="1"/>Resource<text:s text:c="1"/></text:span><text:span text:style-name="a1302" text:class-names="">Sharing</text:span><text:span text:style-name="a1303" text:class-names="">) devreye girer.</text:span></text:p>
              </text:list-item>
            </text:list>
            <text:list text:style-name="a1308">
              <text:list-item>
                <text:p text:style-name="a1307" text:class-names="" text:cond-style-name=""><text:span text:style-name="a1306"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311">
              <text:list-item>
                <text:p text:style-name="a1310" text:class-names="" text:cond-style-name=""><text:span text:style-name="a1309" text:class-names=""/></text:p>
              </text:list-item>
            </text:list>
          </draw:text-box>
          <svg:title/>
          <svg:desc/>
        </draw:frame>
        <presentation:notes draw:style-name="a1318">
          <draw:frame draw:id="id186" draw:style-name="a1315" draw:name="Slide Number Placeholder 6" svg:x="4.67953in" svg:y="11.10827in" svg:width="3.5878in" svg:height="0.58425in">
            <draw:text-box>
              <text:p text:style-name="a1314" text:class-names="" text:cond-style-name=""><text:span text:style-name="a1313" text:class-names=""><text:page-number style:num-format="1" text:fixed="false"/></text:span></text:p>
            </draw:text-box>
            <svg:title/>
            <svg:desc/>
          </draw:frame>
          <draw:page-thumbnail draw:page-number="23" svg:x="0.23785in" svg:y="0.88889in" svg:width="7.79167in" svg:height="4.38368in" presentation:class="page" draw:id="id187" presentation:style-name="a1316" draw:name="Slide Image Placeholder 1">
            <svg:title/>
            <svg:desc/>
          </draw:page-thumbnail>
          <draw:frame draw:id="id188" presentation:style-name="a1317" draw:name="Notes Placeholder 2" svg:x="0.82677in" svg:y="5.55394in" svg:width="6.61378in" svg:height="5.26142in" presentation:class="notes" presentation:placeholder="true">
            <draw:text-box/>
            <svg:title/>
            <svg:desc/>
          </draw:frame>
        </presentation:notes>
      </draw:page>
      <draw:page draw:name="Slide24" draw:style-name="a1319" draw:master-page-name="Master1-Layout2-obj-Title-and-Content" presentation:presentation-page-layout-name="Master1-PPL2" draw:id="Slide-279">
        <draw:frame draw:id="id189" presentation:style-name="a1381" draw:name="Content Placeholder 2" svg:x="0.55118in" svg:y="0.16129in" svg:width="9.92087in" svg:height="4.88556in" presentation:class="outline" presentation:placeholder="false">
          <draw:text-box>
            <text:list text:style-name="a1324">
              <text:list-item>
                <text:p text:style-name="a1323" text:class-names="" text:cond-style-name=""><text:span text:style-name="a1320" text:class-names="">mb-0 : ‘</text:span><text:span text:style-name="a1321" text:class-names="">margin-bottom</text:span><text:span text:style-name="a1322" text:class-names="">: 0’</text:span></text:p>
              </text:list-item>
            </text:list>
            <text:list text:style-name="a1332">
              <text:list-item>
                <text:p text:style-name="a1331" text:class-names="" text:cond-style-name=""><text:span text:style-name="a1325" text:class-names="">mb-md-0 :<text:s text:c="1"/></text:span><text:span text:style-name="a1326" text:class-names="">M</text:span><text:span text:style-name="a1327" text:class-names="">edium</text:span><text:span text:style-name="a1328" text:class-names=""><text:s text:c="1"/>çözünürlükteki cihazlarda ‘</text:span><text:span text:style-name="a1329" text:class-names="">margin-bottom</text:span><text:span text:style-name="a1330" text:class-names="">: 0’</text:span></text:p>
              </text:list-item>
            </text:list>
            <text:list text:style-name="a1346">
              <text:list-item>
                <text:p text:style-name="a1345" text:class-names="" text:cond-style-name=""><text:span text:style-name="a1333" text:class-names="">text-shadow</text:span><text:span text:style-name="a1334" text:class-names=""><text:s text:c="1"/>: Bu özellik bir element içindeki metne bir veya daha fazla gölge vermek için kullanılır. ‘</text:span><text:span text:style-name="a1335" text:class-names="">text-shadow</text:span><text:span text:style-name="a1336" text:class-names="">:<text:s text:c="1"/></text:span><text:span text:style-name="a1337" text:class-names="">px</text:span><text:span text:style-name="a1338" text:class-names="">(yatay)<text:s text:c="1"/></text:span><text:span text:style-name="a1339" text:class-names="">px</text:span><text:span text:style-name="a1340" text:class-names="">(dikey)<text:s text:c="1"/></text:span><text:span text:style-name="a1341" text:class-names="">px</text:span><text:span text:style-name="a1342" text:class-names="">(bulanıklık)<text:s text:c="1"/></text:span><text:span text:style-name="a1343" text:class-names="">color</text:span><text:span text:style-name="a1344" text:class-names="">’</text:span></text:p>
              </text:list-item>
            </text:list>
            <text:list text:style-name="a1353">
              <text:list-item>
                <text:p text:style-name="a1352" text:class-names="" text:cond-style-name=""><text:span text:style-name="a1347" text:class-names="">list-unstyled</text:span><text:span text:style-name="a1348" text:class-names=""><text:s text:c="1"/>:<text:s text:c="1"/></text:span><text:span text:style-name="a1349" text:class-names="">B</text:span><text:span text:style-name="a1350" text:class-names="">ootstrap</text:span><text:span text:style-name="a1351" text:class-names=""><text:s text:c="1"/>sınıfıdır. Liste elemanlarını herhangi bir stil olmadan listeler.</text:span></text:p>
              </text:list-item>
            </text:list>
            <text:list text:style-name="a1368">
              <text:list-item>
                <text:p text:style-name="a1367" text:class-names="" text:cond-style-name=""><text:span text:style-name="a1354" text:class-names="">git</text:span><text:span text:style-name="a1355" text:class-names=""><text:s text:c="1"/></text:span><text:span text:style-name="a1356" text:class-names="">fast-forward</text:span><text:span text:style-name="a1357" text:class-names=""><text:s text:c="1"/>: Diğer<text:s text:c="1"/></text:span><text:span text:style-name="a1358" text:class-names="">branch'in</text:span><text:span text:style-name="a1359" text:class-names=""><text:s text:c="1"/>tüm<text:s text:c="1"/></text:span><text:span text:style-name="a1360" text:class-names="">commit'lerini</text:span><text:span text:style-name="a1361" text:class-names=""><text:s text:c="1"/>ortak<text:s text:c="1"/></text:span><text:span text:style-name="a1362" text:class-names="">commit'in</text:span><text:span text:style-name="a1363" text:class-names=""><text:s text:c="1"/>üzerine ekleyerek<text:s text:c="1"/></text:span><text:span text:style-name="a1364" text:class-names="">merge</text:span><text:span text:style-name="a1365" text:class-names=""><text:s text:c="1"/>işlemini<text:s text:c="1"/></text:span><text:span text:style-name="a1366" text:class-names="">yapar.</text:span></text:p>
              </text:list-item>
            </text:list>
            <text:list text:style-name="a1380">
              <text:list-item>
                <text:p text:style-name="a1379" text:class-names="" text:cond-style-name=""><text:span text:style-name="a1369" text:class-names="">git</text:span><text:span text:style-name="a1370" text:class-names=""><text:s text:c="1"/></text:span><text:span text:style-name="a1371" text:class-names="">rebase</text:span><text:span text:style-name="a1372" text:class-names=""><text:s text:c="1"/></text:span><text:span text:style-name="a1373" text:class-names="">:</text:span><text:span text:style-name="a1374" text:class-names=""><text:s text:c="1"/></text:span><text:span text:style-name="a1375" text:class-names="">B</text:span><text:span text:style-name="a1376" text:class-names="">ir daldaki değişiklikleri başka bir dala birleştirmek için<text:s text:c="1"/></text:span><text:span text:style-name="a1377" text:class-names="">kullanılır.</text:span><text:span text:style-name="a13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Varsayılan"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5-31T11:28:19Z</dc:date>
    <meta:editing-cycles>8</meta:editing-cycles>
    <meta:editing-duration>PT3357S</meta:editing-duration>
    <meta:user-defined meta:name="TitusGUID">23aa5320-35ae-435b-a156-c1bbfc81beb5</meta:user-defined>
    <meta:user-defined meta:name="TURKCELLCLASSIFICATION">TURKCELL DAHİLİ</meta:user-defined>
    <meta:document-statistic meta:paragraph-count="155" meta:word-count="1779"/>
  </office:meta>
</office:document-meta>
</file>